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alibri" svg:font-family="Calibri"/>
    <style:font-face style:name="Consolas" svg:font-family="Consolas"/>
    <style:font-face style:name="Courier New1" svg:font-family="'Courier New'"/>
    <style:font-face style:name="Symbol" svg:font-family="Symbol"/>
    <style:font-face style:name="Wingdings" svg:font-family="Wingdings"/>
    <style:font-face style:name="Courier New" svg:font-family="'Courier New'" style:font-family-generic="modern" style:font-pitch="fixed"/>
    <style:font-face style:name="Arial" svg:font-family="Ari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style:text-line-through-style="none" fo:font-style="normal" fo:font-weight="normal" style:font-style-asian="normal" style:font-weight-asian="normal"/>
    </style:style>
    <style:style style:name="P2" style:family="paragraph" style:parent-style-name="FencedCode.fsharp">
      <style:text-properties style:text-line-through-style="none" fo:font-style="normal" fo:font-weight="normal" style:font-style-asian="normal" style:font-weight-asian="normal"/>
    </style:style>
    <style:style style:name="P3" style:family="paragraph" style:parent-style-name="Quote">
      <style:text-properties style:text-line-through-style="none" fo:font-style="normal" fo:font-weight="bold" style:font-style-asian="normal" style:font-weight-asian="bold"/>
    </style:style>
    <style:style style:name="P4" style:family="paragraph" style:parent-style-name="Heading_20_1">
      <style:text-properties style:text-line-through-style="none" fo:font-style="normal" fo:font-weight="normal" style:font-style-asian="normal" style:font-weight-asian="normal"/>
    </style:style>
    <style:style style:name="P5" style:family="paragraph" style:parent-style-name="Normal">
      <style:text-properties style:text-line-through-style="none" fo:font-style="normal" fo:font-weight="normal" style:font-style-asian="normal" style:font-weight-asian="normal"/>
    </style:style>
    <style:style style:name="P6" style:family="paragraph" style:parent-style-name="Normal" style:list-style-name="LS1">
      <style:text-properties style:text-line-through-style="none" fo:font-style="normal" fo:font-weight="normal" style:font-style-asian="normal" style:font-weight-asian="normal"/>
    </style:style>
    <style:style style:name="P7" style:family="paragraph" style:parent-style-name="Normal" style:list-style-name="LS2">
      <style:text-properties style:text-line-through-style="none" fo:font-style="normal" fo:font-weight="normal" style:font-style-asian="normal" style:font-weight-asian="normal"/>
    </style:style>
    <style:style style:name="P8" style:family="paragraph" style:parent-style-name="Normal" style:list-style-name="LS3">
      <style:text-properties style:text-line-through-style="none" fo:font-style="normal" fo:font-weight="normal" style:font-style-asian="normal" style:font-weight-asian="normal"/>
    </style:style>
    <style:style style:name="P9" style:family="paragraph" style:parent-style-name="Normal" style:list-style-name="LS4">
      <style:text-properties style:text-line-through-style="none" fo:font-style="normal" fo:font-weight="normal" style:font-style-asian="normal" style:font-weight-asian="normal"/>
    </style:style>
    <style:style style:name="P10" style:family="paragraph" style:parent-style-name="Normal" style:list-style-name="LS5">
      <style:text-properties style:text-line-through-style="none" fo:font-style="normal" fo:font-weight="normal" style:font-style-asian="normal" style:font-weight-asian="normal"/>
    </style:style>
    <style:style style:name="P11" style:family="paragraph" style:parent-style-name="Normal" style:list-style-name="LS6">
      <style:text-properties style:text-line-through-style="none" fo:font-style="normal" fo:font-weight="normal" style:font-style-asian="normal" style:font-weight-asian="normal"/>
    </style:style>
    <style:style style:name="P12" style:family="paragraph" style:parent-style-name="Normal" style:list-style-name="LS2">
      <style:text-properties style:text-line-through-style="none" fo:font-style="normal" fo:font-weight="bold" style:font-style-asian="normal" style:font-weight-asian="bold"/>
    </style:style>
    <style:style style:name="P13" style:family="paragraph" style:parent-style-name="Normal">
      <style:text-properties style:text-line-through-style="none" fo:font-style="italic" fo:font-weight="normal" style:font-style-asian="italic" style:font-weight-asian="normal"/>
    </style:style>
    <style:style style:name="P14" style:family="paragraph" style:parent-style-name="Normal" style:list-style-name="LS2"/>
    <style:style style:name="P15" style:family="paragraph" style:parent-style-name="Normal" style:master-page-name="Standard">
      <style:paragraph-properties style:page-number="auto"/>
      <style:text-properties style:text-line-through-style="none" fo:font-style="normal" fo:font-weight="normal" style:font-style-asian="normal" style:font-weight-asian="normal"/>
    </style:style>
    <style:style style:name="P16" style:family="paragraph" style:parent-style-name="Heading_20_3">
      <style:text-properties style:text-line-through-style="none" fo:font-style="normal" fo:font-weight="normal" style:font-style-asian="normal" style:font-weight-asian="normal"/>
    </style:style>
    <style:style style:name="P17" style:family="paragraph" style:parent-style-name="Heading_20_4">
      <style:text-properties style:text-line-through-style="none" fo:font-style="normal" fo:font-weight="normal" style:font-style-asian="normal" style:font-weight-asian="normal"/>
    </style:style>
    <style:style style:name="P18" style:family="paragraph" style:parent-style-name="Heading_20_2">
      <style:text-properties style:text-line-through-style="none" fo:font-style="normal" fo:font-weight="normal" style:font-style-asian="normal" style:font-weight-asian="normal"/>
    </style:style>
    <style:style style:name="T1" style:family="text">
      <style:text-properties style:text-line-through-style="none" fo:font-style="normal" fo:font-weight="normal" style:font-style-asian="normal" style:font-weight-asian="normal"/>
    </style:style>
    <style:style style:name="T2" style:family="text">
      <style:text-properties style:text-line-through-style="none" fo:font-style="normal" fo:font-weight="bold" style:font-style-asian="normal" style:font-weight-asian="bold"/>
    </style:style>
    <style:style style:name="T3" style:family="text">
      <style:text-properties style:text-line-through-style="none" fo:font-style="italic" fo:font-weight="normal" style:font-style-asian="italic" style:font-weight-asian="normal"/>
    </style:style>
    <style:style style:name="gr1" style:family="graphic">
      <style:graphic-properties draw:stroke="none" draw:fill-color="#808080" draw:auto-grow-height="false" draw:auto-grow-width="false"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rect text:anchor-type="as-char" svg:y="0cm" draw:z-index="0" draw:style-name="gr1" svg:width="16.511cm" svg:height="0.054cm"><text:p/></draw:rect></text:p>
      <text:h text:style-name="P4" text:outline-level="1">TSCP : Principes de Construction Systémique Transdisciplinaire</text:h>
      <text:h text:style-name="P18" text:outline-level="2">Une Ontologie Formelle pour la Modélisation des Systèmes Complexes basée sur les Substrats de Hilbert et la Dualité Analytique-Constructive</text:h>
      <text:p text:style-name="Normal"><text:span text:style-name="T2">Statut :</text:span><text:span text:style-name="T1"> Draft Maître (Version Fusionnée TSCP/SDAP Legacy) </text:span><text:span text:style-name="T2">Date :</text:span><text:span text:style-name="T1"> 7 Janvier 2026 </text:span><text:span text:style-name="T2">Auteurs :</text:span><text:span text:style-name="T1"> Équipe de Recherche TSCP &amp; Synthèse IA </text:span><text:span text:style-name="T2">Volume cible :</text:span><text:span text:style-name="T1"> 25 pages (une fois formaté avec diagrammes et interligne standard)</text:span></text:p>
      <text:p text:style-name="P1"><draw:rect text:anchor-type="as-char" svg:y="0cm" draw:z-index="1" draw:style-name="gr1" svg:width="16.511cm" svg:height="0.054cm"><text:p/></draw:rect></text:p>
      <text:h text:style-name="P18" text:outline-level="2">I. RÉSUMÉ EXÉCUTIF (ABSTRACT)</text:h>
      <text:p text:style-name="P1">La conception et l'analyse des systèmes complexes — qu'ils soient biologiques, technologiques, organisationnels ou financiers — reposent sur des principes structurels et comportementaux récurrents qui transcendent les frontières disciplinaires. Pourtant, il n'existe à ce jour aucun cadre unifié permettant de classer, combiner et prédire ces comportements de manière rigoureuse d'un domaine à l'autre. Les ingénieurs redécouvrent souvent des principes connus des biologistes, isolés par une terminologie spécifique ("Silos Sémantiques").</text:p>
      <text:p text:style-name="Normal"><text:span text:style-name="T1">Ce document présente le framework </text:span><text:span text:style-name="T2">TSCP (Transdisciplinary System Construction Principles)</text:span><text:span text:style-name="T1">, l'évolution formelle du projet de recherche précédemment nommé SDAP. S'appuyant sur les travaux de Piaget (Constructivisme), Mendeleïev (Classification Périodique) et Altshuller (TRIZ), TSCP introduit une architecture méta-modèle en quatre couches (M3 à M0).</text:span></text:p>
      <text:p text:style-name="Normal"><text:span text:style-name="T1">L'innovation centrale de TSCP réside dans sa définition d'un </text:span><text:span text:style-name="T2">Espace de Hilbert Systémique</text:span><text:span text:style-name="T1"> défini par quatre vecteurs de base orthonormés : Structure , Information , Dynamique , et Téléonomie . Contrairement aux taxonomies statiques, TSCP formalise la dualité entre la "Carte" (Projection Analytique ) et le "Territoire" (Projection Constructive ). Nous postulons — et démontrons à travers des études de cas comme la crise GameStop ou l'endosymbiose mitochondriale — que l'instabilité systémique est une fonction mesurable de la divergence tensorielle entre ces deux projections.</text:span></text:p>
      <text:p text:style-name="P1"><draw:rect text:anchor-type="as-char" svg:y="0cm" draw:z-index="2" draw:style-name="gr1" svg:width="16.511cm" svg:height="0.054cm"><text:p/></draw:rect></text:p>
      <text:h text:style-name="P18" text:outline-level="2">II. INTRODUCTION : LA NÉCESSITÉ D'UNE GRAMMAIRE UNIVERSELLE</text:h>
      <text:h text:style-name="P16" text:outline-level="3">1. Le Contexte : La Crise de la Complexité</text:h>
      <text:p text:style-name="P1">Nous vivons entourés de systèmes dont la complexité dépasse désormais les capacités d'analyse intuitives. Des réseaux de neurones artificiels aux chaînes d'approvisionnement mondiales, l'émergence de propriétés imprévues conduit souvent à des défaillances catastrophiques. L'approche traditionnelle, analytique et réductionniste, qui consiste à isoler les composants pour les comprendre, échoue à saisir la dynamique des interactions.</text:p>
      <text:h text:style-name="P16" text:outline-level="3">2. L'Héritage SDAP (Legacy) : De la Taxonomie à l'Algèbre</text:h>
      <text:p text:style-name="Normal"><text:span text:style-name="T1">Le projet TSCP s'appuie sur dix années de recherche antérieures sous le nom de SDAP (</text:span><text:span text:style-name="T3">System Design Atomic Principles</text:span><text:span text:style-name="T1">). La version "Legacy" de SDAP avait réussi à établir une "Table Périodique" de 64 principes de conception. Cependant, SDAP restait une taxonomie statique. </text:span><text:span text:style-name="T2">Le saut quantique de TSCP</text:span><text:span text:style-name="T1"> est le passage d'une classification à une algèbre vectorielle. Nous ne nous contentons plus de </text:span><text:span text:style-name="T3">lister</text:span><text:span text:style-name="T1"> les </text:span><text:soft-page-break/><text:span text:style-name="T1">principes (comme "Feedback" ou "Modularité") ; nous calculons désormais leurs interactions dans un espace vectoriel formel.</text:span></text:p>
      <text:h text:style-name="P16" text:outline-level="3">3. La Thèse</text:h>
      <text:p text:style-name="P1">Ce papier défend trois thèses majeures :</text:p>
      <text:list xml:id="list5807590692010969073" text:style-name="LS1">
        <text:list-item>
          <text:p text:style-name="P6"><text:span text:style-name="T2">Universalité :</text:span><text:span text:style-name="T1"> Tout système peut être décrit comme une combinaison linéaire de quatre vecteurs fondamentaux ().</text:span></text:p>
        </text:list-item>
        <text:list-item>
          <text:p text:style-name="P6"><text:span text:style-name="T2">Constructivisme :</text:span><text:span text:style-name="T1"> Un système n'existe pas "en soi", mais résulte de l'intersection entre un substrat et un observateur.</text:span></text:p>
        </text:list-item>
        <text:list-item>
          <text:p text:style-name="P6"><text:span text:style-name="T2">Falsifiabilité :</text:span><text:span text:style-name="T1"> La stabilité d'un système peut être prédite mathématiquement par la mesure de la distance entre son modèle de régulation et sa réalité physique.</text:span></text:p>
        </text:list-item>
      </text:list>
      <text:p text:style-name="P1"><draw:rect text:anchor-type="as-char" svg:y="0cm" draw:z-index="3" draw:style-name="gr1" svg:width="16.511cm" svg:height="0.054cm"><text:p/></draw:rect></text:p>
      <text:h text:style-name="P18" text:outline-level="2">III. FONDATIONS ÉPISTÉMOLOGIQUES ET ÉTAT DE L'ART</text:h>
      <text:p text:style-name="P1">Pour légitimer une approche aussi ambitieuse, TSCP s'ancre dans une convergence de disciplines historiques.</text:p>
      <text:h text:style-name="P16" text:outline-level="3">1. Le Constructivisme Radical (L'Observateur)</text:h>
      <text:p text:style-name="Normal"><text:span text:style-name="T1">S'inspirant de </text:span><text:span text:style-name="T2">Jean Piaget</text:span><text:span text:style-name="T1"> et d'</text:span><text:span text:style-name="T2">Ernst von Glasersfeld</text:span><text:span text:style-name="T1">, TSCP intègre l'observateur dans l'équation. Nous définissons le "Cône Sensoriel" (les limites physiques de la perception) et la "Sphère Cognitive" (les limites logiques de l'interprétation).</text:span></text:p>
      <text:list xml:id="list6833288450568472148" text:style-name="LS2">
        <text:list-item>
          <text:p text:style-name="P7"><text:span text:style-name="T3">Exemple :</text:span><text:span text:style-name="T1"> Un "Attracteur" dans l'espace des phases peut être perçu comme une opportunité (Ressource) ou une menace (Contrainte) selon la position vectorielle de l'observateur. TSCP formalise cette relativité.</text:span></text:p>
        </text:list-item>
      </text:list>
      <text:h text:style-name="P16" text:outline-level="3">2. La Sémantique Générale (La Carte et le Territoire)</text:h>
      <text:p text:style-name="Normal"><text:span text:style-name="T1">L'axiome d'</text:span><text:span text:style-name="T2">Alfred Korzybski</text:span><text:span text:style-name="T1">, "Une carte n'est pas le territoire", est le pilier central de notre architecture. TSCP transforme cette métaphore philosophique en outil d'ingénierie :</text:span></text:p>
      <text:list xml:id="list4" text:style-name="LS2">
        <text:list-item>
          <text:p text:style-name="P7"><text:span text:style-name="T1">La </text:span><text:span text:style-name="T2">Carte</text:span><text:span text:style-name="T1"> devient le </text:span><text:span text:style-name="T2">Projecteur Analytique ()</text:span><text:span text:style-name="T1">.</text:span></text:p>
        </text:list-item>
        <text:list-item>
          <text:p text:style-name="P7"><text:span text:style-name="T1">Le </text:span><text:span text:style-name="T2">Territoire</text:span><text:span text:style-name="T1"> devient le </text:span><text:span text:style-name="T2">Projecteur Constructif ()</text:span><text:span text:style-name="T1">. L'erreur systémique est définie comme la divergence () entre ces deux projecteurs.</text:span></text:p>
        </text:list-item>
      </text:list>
      <text:h text:style-name="P16" text:outline-level="3">3. Inspirations Combinatoires : TRIZ et I-Ching</text:h>
      <text:p text:style-name="Normal"><text:span text:style-name="T1">Comme la méthode </text:span><text:span text:style-name="T2">TRIZ</text:span><text:span text:style-name="T1"> (Altshuller) qui résout les contradictions techniques, ou le </text:span><text:span text:style-name="T2">I-Ching</text:span><text:span text:style-name="T1"> qui génère de la complexité par permutation binaire, TSCP vise à générer une infinité de configurations systémiques (M0) à partir d'un nombre fini d'invariants (M2).</text:span></text:p>
      <text:p text:style-name="P1"><draw:rect text:anchor-type="as-char" svg:y="0cm" draw:z-index="4" draw:style-name="gr1" svg:width="16.511cm" svg:height="0.054cm"><text:p/></draw:rect></text:p>
      <text:h text:style-name="P18" text:outline-level="2">IV. COUCHE M3 : LE SUBSTRAT MATHÉMATIQUE (L'ESPACE DE HILBERT)</text:h>
      <text:p text:style-name="P1">Au niveau d'abstraction le plus élevé, TSCP définit les axiomes de son univers.</text:p>
      <text:h text:style-name="P16" text:outline-level="3"><text:soft-page-break/>1. Les Quatre Vecteurs Fondamentaux</text:h>
      <text:p text:style-name="P1">Nous définissons un espace vectoriel normé où toute entité <text:s/>est définie par :</text:p>
      <text:list xml:id="list831614145570097568" text:style-name="LS3">
        <text:list-item>
          <text:p text:style-name="P8">** Structure (L'Espace / Le Contenant)** : Représente la topologie, la matière, les frontières physiques, le hardware. C'est ce qui "tient".</text:p>
        </text:list-item>
        <text:list-item>
          <text:p text:style-name="P8">** Information (Le Code / La Sémantique)** : Représente l'ordre, les symboles, la mémoire, le software. C'est ce qui "signifie".</text:p>
        </text:list-item>
        <text:list-item>
          <text:p text:style-name="P8">** Dynamique (Le Temps / Le Flux)** : Représente l'énergie, le mouvement, le changement d'état. C'est ce qui "bouge".</text:p>
        </text:list-item>
        <text:list-item>
          <text:p text:style-name="P8">** Téléonomie (Le But / L'Attracteur)** : Représente la finalité, la fonction objectif, la volonté. C'est ce qui "guide".</text:p>
        </text:list-item>
      </text:list>
      <text:h text:style-name="P16" text:outline-level="3">2. La Métaphore de la Chrysalide (Rotation dans l'Espace des États)</text:h>
      <text:p text:style-name="P1">Pour illustrer la dynamique M3, prenons la métamorphose de la chenille en papillon.</text:p>
      <text:list xml:id="list10" text:style-name="LS2">
        <text:list-item>
          <text:p text:style-name="P7"><text:span text:style-name="T2">État A (Chenille)</text:span><text:span text:style-name="T1"> : Dominance <text:s/>(Structure pour manger/ramper).</text:span></text:p>
        </text:list-item>
        <text:list-item>
          <text:p text:style-name="P7"><text:span text:style-name="T2">Transition (Chrysalide)</text:span><text:span text:style-name="T1"> : Effondrement de . Le système entre en phase liquide (haute entropie). Seul le vecteur Information <text:s/>(cellules imaginales) reste stable.</text:span></text:p>
        </text:list-item>
        <text:list-item>
          <text:p text:style-name="P7"><text:span text:style-name="T2">État B (Papillon)</text:span><text:span text:style-name="T1"> : Le vecteur <text:s/>projette une nouvelle Structure <text:s/>(ailes) et une nouvelle Téléonomie <text:s/>(vol). TSCP modélise cela non comme une mort, mais comme une </text:span><text:span text:style-name="T2">Rotation Vectorielle</text:span><text:span text:style-name="T1"> préservant l'identité informationnelle.</text:span></text:p>
        </text:list-item>
      </text:list>
      <text:p text:style-name="P1"><draw:rect text:anchor-type="as-char" svg:y="0cm" draw:z-index="5" draw:style-name="gr1" svg:width="16.511cm" svg:height="0.054cm"><text:p/></draw:rect></text:p>
      <text:h text:style-name="P18" text:outline-level="2">V. COUCHE M2 : LA TABLE PÉRIODIQUE DES 50 INVARIANTS</text:h>
      <text:p text:style-name="Normal"><text:span text:style-name="T1">C'est ici que l'héritage du SDAP est le plus visible. Nous avons distillé les 64 principes "Legacy" en 50 Invariants universels, classés en 8 familles chimiques. Chaque invariant possède une </text:span><text:span text:style-name="T2">Signature Tensorielle</text:span><text:span text:style-name="T1"> unique.</text:span></text:p>
      <text:h text:style-name="P16" text:outline-level="3">Famille A : Architecture (Dominance )</text:h>
      <text:p text:style-name="P13">Focus : Organisation spatiale et topologique.</text:p>
      <text:list xml:id="list13" text:style-name="LS2">
        <text:list-item>
          <text:p text:style-name="P14"><text:span text:style-name="T2">m2:Boundary (La Frontière)</text:span><text:span text:style-name="T1"> : Signature </text:span><text:span text:style-name="InlineCode"><text:span text:style-name="T1">[S:0.8, I:0.1, D:0.0, T:0.1]</text:span></text:span><text:span text:style-name="T1">. La limite séparant le système de l'environnement. (Ex: Membrane cellulaire, Frontière nationale).</text:span></text:p>
        </text:list-item>
        <text:list-item>
          <text:p text:style-name="P7"><text:span text:style-name="T2">m2:Substrate (Le Substrat)</text:span><text:span text:style-name="T1"> : Le support physique ou virtuel nécessaire à l'existence.</text:span></text:p>
        </text:list-item>
        <text:list-item>
          <text:p text:style-name="P7"><text:span text:style-name="T2">m2:Layer (La Couche)</text:span><text:span text:style-name="T1"> : L'organisation hiérarchique de la complexité.</text:span></text:p>
        </text:list-item>
      </text:list>
      <text:h text:style-name="P16" text:outline-level="3">Famille B : Physique (Dominance )</text:h>
      <text:p text:style-name="P13">Focus : Énergie et Ressources.</text:p>
      <text:list xml:id="list16" text:style-name="LS2">
        <text:list-item>
          <text:p text:style-name="P7"><text:span text:style-name="T2">m2:Resource (La Ressource)</text:span><text:span text:style-name="T1"> : Signature </text:span><text:span text:style-name="InlineCode"><text:span text:style-name="T1">[S:0.6, I:0.0, D:0.4, T:0.0]</text:span></text:span><text:span text:style-name="T1">. Potentiel dynamique stocké dans une structure. (Ex: ATP, Cash-flow, Batterie).</text:span></text:p>
        </text:list-item>
        <text:list-item>
          <text:p text:style-name="P7"><text:span text:style-name="T2">m2:Entropy (L'Entropie)</text:span><text:span text:style-name="T1"> : La mesure du désordre ou de la perte d'information.</text:span></text:p>
        </text:list-item>
      </text:list>
      <text:h text:style-name="P16" text:outline-level="3"><text:soft-page-break/>Famille C : Dynamique (Dominance )</text:h>
      <text:p text:style-name="P13">Focus : Temps et Transition.</text:p>
      <text:list xml:id="list18" text:style-name="LS2">
        <text:list-item>
          <text:p text:style-name="P7"><text:span text:style-name="T2">m2:Gradient (Le Gradient)</text:span><text:span text:style-name="T1"> : La différence de potentiel qui induit un flux. (Métaphore du Cycliste : sans pente, pas de mouvement).</text:span></text:p>
        </text:list-item>
        <text:list-item>
          <text:p text:style-name="P7"><text:span text:style-name="T2">m2:Threshold (Le Seuil)</text:span><text:span text:style-name="T1"> : Le point de bascule où un changement quantitatif devient qualitatif (Transition de phase).</text:span></text:p>
        </text:list-item>
      </text:list>
      <text:h text:style-name="P16" text:outline-level="3">Famille D : Agence (Équilibre Vectoriel)</text:h>
      <text:p text:style-name="P13">Focus : Autonomie.</text:p>
      <text:list xml:id="list20" text:style-name="LS2">
        <text:list-item>
          <text:p text:style-name="P7"><text:span text:style-name="T2">m2:Agent (L'Agent)</text:span><text:span text:style-name="T1"> : Signature </text:span><text:span text:style-name="InlineCode"><text:span text:style-name="T1">[S:0.3, I:0.2, D:0.3, T:0.2]</text:span></text:span><text:span text:style-name="T1">. L'entité capable de percevoir, décider et agir.</text:span></text:p>
        </text:list-item>
        <text:list-item>
          <text:p text:style-name="P7"><text:span text:style-name="T2">m2:Collective (Le Collectif)</text:span><text:span text:style-name="T1"> : Émergence d'une méta-agence à partir d'agents multiples (Ex: Essaim, Marché).</text:span></text:p>
        </text:list-item>
      </text:list>
      <text:h text:style-name="P16" text:outline-level="3">Famille E : Sémantique (Dominance )</text:h>
      <text:p text:style-name="P13">Focus : Sens et Code.</text:p>
      <text:list xml:id="list22" text:style-name="LS2">
        <text:list-item>
          <text:p text:style-name="P7"><text:span text:style-name="T2">m2:Code (Le Code)</text:span><text:span text:style-name="T1"> : L'information pure stockée sur un support minimal. (Ex: ADN, Binaire).</text:span></text:p>
        </text:list-item>
        <text:list-item>
          <text:p text:style-name="P7"><text:span text:style-name="T2">m2:Language (Le Langage)</text:span><text:span text:style-name="T1"> : Protocole d'échange symbolique.</text:span></text:p>
        </text:list-item>
      </text:list>
      <text:h text:style-name="P16" text:outline-level="3">Famille F : Contrôle (Mixte )</text:h>
      <text:p text:style-name="P13">Focus : Régulation.</text:p>
      <text:list xml:id="list24" text:style-name="LS2">
        <text:list-item>
          <text:p text:style-name="P7"><text:span text:style-name="T2">m2:Rule (La Règle)</text:span><text:span text:style-name="T1"> : Signature </text:span><text:span text:style-name="InlineCode"><text:span text:style-name="T1">[S:0.0, I:0.6, D:0.0, T:0.4]</text:span></text:span><text:span text:style-name="T1">. Contrainte informationnelle imposée pour atteindre un but.</text:span></text:p>
        </text:list-item>
        <text:list-item>
          <text:p text:style-name="P7"><text:span text:style-name="T2">m2:Feedback (La Rétroaction)</text:span><text:span text:style-name="T1"> : Le mécanisme de correction d'erreur (Cybernétique).</text:span></text:p>
        </text:list-item>
      </text:list>
      <text:h text:style-name="P16" text:outline-level="3">Famille G : Téléonomie (Dominance )</text:h>
      <text:p text:style-name="P13">Focus : Finalité.</text:p>
      <text:list xml:id="list26" text:style-name="LS2">
        <text:list-item>
          <text:p text:style-name="P7"><text:span text:style-name="T2">m2:Attractor (L'Attracteur)</text:span><text:span text:style-name="T1"> : L'état vers lequel le système tend naturellement.</text:span></text:p>
        </text:list-item>
      </text:list>
      <text:h text:style-name="P16" text:outline-level="3">Famille H : Complexité (Propriétés Émergentes)</text:h>
      <text:list xml:id="list27" text:style-name="LS2">
        <text:list-item>
          <text:p text:style-name="P7"><text:span text:style-name="T2">m2:Synergy (La Synergie)</text:span><text:span text:style-name="T1"> : Quand le tout est supérieur à la somme des parties ().</text:span></text:p>
        </text:list-item>
      </text:list>
      <text:p text:style-name="P1"><draw:rect text:anchor-type="as-char" svg:y="0cm" draw:z-index="6" draw:style-name="gr1" svg:width="16.511cm" svg:height="0.054cm"><text:p/></draw:rect></text:p>
      <text:h text:style-name="P18" text:outline-level="2">VI. LE MOTEUR DE DUALITÉ : LA DOUBLE PYRAMIDE</text:h>
      <text:p text:style-name="Normal"><text:span text:style-name="T1">TSCP propose un outil visuel et mathématique pour diagnostiquer la santé d'un système : la </text:span><text:span text:style-name="T2">Double Pyramide</text:span><text:span text:style-name="T1">.</text:span></text:p>
      <text:h text:style-name="P16" text:outline-level="3">1. La Pyramide Analytique ()</text:h>
      <text:p text:style-name="Normal"><text:span text:style-name="T1">Elle descend du sommet (M3 - Principes) vers la base (M0 - Faits). C'est le domaine de la </text:span><text:span text:style-name="T2">Loi</text:span><text:span text:style-name="T1">, du </text:span><text:span text:style-name="T2">Modèle</text:span><text:span text:style-name="T1"> et de l'</text:span><text:span text:style-name="T2">Intention</text:span><text:span text:style-name="T1">. C'est ce que les régulateurs, les architectes et les managers croient contrôler.</text:span></text:p>
      <text:h text:style-name="P16" text:outline-level="3"><text:soft-page-break/>2. La Pyramide Constructive ()</text:h>
      <text:p text:style-name="Normal"><text:span text:style-name="T1">Elle monte de la base (M0 - Physique) vers le sommet (M3 - Principes). C'est le domaine de l'</text:span><text:span text:style-name="T2">Énergie</text:span><text:span text:style-name="T1">, de l'</text:span><text:span text:style-name="T2">Émergence</text:span><text:span text:style-name="T1"> et de la </text:span><text:span text:style-name="T2">Réalité</text:span><text:span text:style-name="T1">. C'est ce qui se passe réellement "sur le terrain", indépendamment des règles.</text:span></text:p>
      <text:h text:style-name="P16" text:outline-level="3">3. Le Théorème de l'Instabilité</text:h>
      <text:p text:style-name="P1">La santé systémique n'est pas l'absence de problèmes, mais l'alignement des pyramides.</text:p>
      <text:p text:style-name="P3">"L'instabilité systémique est proportionnelle à la distance tensorielle entre le Projecteur Analytique et le Projecteur Constructif."</text:p>
      <text:p text:style-name="P1">Si , le système subit une rupture (Crash boursier, Cancer, Révolution).</text:p>
      <text:p text:style-name="P1"><draw:rect text:anchor-type="as-char" svg:y="0cm" draw:z-index="7" draw:style-name="gr1" svg:width="16.511cm" svg:height="0.054cm"><text:p/></draw:rect></text:p>
      <text:h text:style-name="P18" text:outline-level="2">VII. ÉTUDES DE CAS : ÉPISODES RÉVÉLATEURS</text:h>
      <text:p text:style-name="P1">Pour valider le modèle, nous appliquons TSCP à quatre domaines distincts.</text:p>
      <text:h text:style-name="P16" text:outline-level="3">7.1 Finance : Le Short Squeeze de GameStop</text:h>
      <text:list xml:id="list28" text:style-name="LS2">
        <text:list-item>
          <text:p text:style-name="P7"><text:span text:style-name="T2">Question structurante</text:span><text:span text:style-name="T1"> : Comment des agents dispersés ont-ils vaincu une régulation centralisée ?</text:span></text:p>
        </text:list-item>
        <text:list-item>
          <text:p text:style-name="P7"><text:span text:style-name="T2">Analyse TSCP</text:span><text:span text:style-name="T1"> :</text:span></text:p>
        </text:list-item>
        <text:list-item>
          <text:p text:style-name="P7"><text:span text:style-name="T2">Le Leurre Analytique ()</text:span><text:span text:style-name="T1"> : Les Hedge Funds utilisaient un modèle où vendre à découvert 140% des actions (Règle) était valide. Ils ignoraient la contrainte physique du Substrat.</text:span></text:p>
        </text:list-item>
        <text:list-item>
          <text:p text:style-name="P7"><text:span text:style-name="T2">La Riposte Constructive ()</text:span><text:span text:style-name="T1"> : Les investisseurs (Reddit) ont bloqué la ressource physique (Actions réelles).</text:span></text:p>
        </text:list-item>
        <text:list-item>
          <text:p text:style-name="P7"><text:span text:style-name="T2">La Rupture</text:span><text:span text:style-name="T1"> : La divergence est devenue infinie. Le système a dû "suspendre la physique" (bloquer le bouton d'achat) pour sauver le modèle analytique.</text:span></text:p>
        </text:list-item>
      </text:list>
      <text:h text:style-name="P16" text:outline-level="3">7.2 Biologie : La Mitochondrie et la Grande Oxydation</text:h>
      <text:list xml:id="list33" text:style-name="LS2">
        <text:list-item>
          <text:p text:style-name="P7"><text:span text:style-name="T2">Question structurante</text:span><text:span text:style-name="T1"> : Comment transformer un poison en nourriture ?</text:span></text:p>
        </text:list-item>
        <text:list-item>
          <text:p text:style-name="P7"><text:span text:style-name="T2">Analyse TSCP</text:span><text:span text:style-name="T1"> : Face à l'oxygène (Dynamique toxique), la cellule eucaryote n'a pas cherché à s'isoler (Renforcement de Frontière), mais a opéré une </text:span><text:span text:style-name="T2">Transduction</text:span><text:span text:style-name="T1">. Elle a intégré l'agent externe (la mitochondrie) pour convertir la menace en Ressource énergétique ().</text:span></text:p>
        </text:list-item>
      </text:list>
      <text:h text:style-name="P16" text:outline-level="3">7.3 Mythologie : Le Sacrifice d'Odin</text:h>
      <text:list xml:id="list35" text:style-name="LS2">
        <text:list-item>
          <text:p text:style-name="P7"><text:span text:style-name="T2">Analyse TSCP</text:span><text:span text:style-name="T1"> : Odin échange un Œil (Capteur Constructif ) contre la Sagesse (Donnée Analytique ). Ce mythe encode une loi systémique : on ne peut pas maximiser l'observation du détail physique et la compréhension des lois abstraites simultanément. C'est le "Principe d'Incertitude Systémique".</text:span></text:p>
        </text:list-item>
      </text:list>
      <text:h text:style-name="P16" text:outline-level="3">7.4 Technologie : Nintendo et la Pensée Latérale</text:h>
      <text:list xml:id="list36" text:style-name="LS2">
        <text:list-item>
          <text:p text:style-name="P7"><text:span text:style-name="T2">Analyse TSCP</text:span><text:span text:style-name="T1"> : Gunpei Yokoi a utilisé une "Technologie Flétrie" (Faible , coût bas) combinée à une "Pensée Latérale" (Fort , gameplay innovant). Cela a créé une </text:span><text:span text:style-name="T2">Synergie Positive</text:span><text:span text:style-name="T1">, prouvant que la performance n'est pas uniquement liée à la puissance brute ().</text:span></text:p>
        </text:list-item>
      </text:list>
      <text:p text:style-name="P1"><text:soft-page-break/><draw:rect text:anchor-type="as-char" svg:y="0cm" draw:z-index="8" draw:style-name="gr1" svg:width="16.511cm" svg:height="0.054cm"><text:p/></draw:rect></text:p>
      <text:h text:style-name="P18" text:outline-level="2">VIII. OUTILLAGE ET IMPLÉMENTATION</text:h>
      <text:p text:style-name="Normal"><text:span text:style-name="T1">Le framework ne reste pas théorique. Il est implémenté via le projet </text:span><text:span text:style-name="T2">Genesis</text:span><text:span text:style-name="T1">.</text:span></text:p>
      <text:list xml:id="list37" text:style-name="LS2">
        <text:list-item>
          <text:p text:style-name="P7"><text:span text:style-name="T2">Le Noyau (TSCP.Core)</text:span><text:span text:style-name="T1"> : Développé en </text:span><text:span text:style-name="T2">F#</text:span><text:span text:style-name="T1">, ce langage fonctionnel permet de modéliser les Invariants comme des types algébriques et les Transformations comme des Foncteurs, garantissant la cohérence mathématique (Théorie des Catégories).</text:span></text:p>
        </text:list-item>
        <text:list-item>
          <text:p text:style-name="P7"><text:span text:style-name="T2">L'Interface (TSCP.GUI)</text:span><text:span text:style-name="T1"> : Une application basée sur </text:span><text:span text:style-name="T2">Avalonia</text:span><text:span text:style-name="T1"> permettant de visualiser la Double Pyramide en 3D et de voir en temps réel la divergence ("Red Zone") entre le modèle prévu et les données réelles.</text:span></text:p>
        </text:list-item>
        <text:list-item>
          <text:p text:style-name="P7"><text:span text:style-name="T2">Format de Données</text:span><text:span text:style-name="T1"> : Utilisation de </text:span><text:span text:style-name="T2">JSON-LD</text:span><text:span text:style-name="T1"> pour assurer l'interopérabilité sémantique et la création de graphes de connaissances.</text:span></text:p>
        </text:list-item>
      </text:list>
      <text:p text:style-name="P1"><draw:rect text:anchor-type="as-char" svg:y="0cm" draw:z-index="9" draw:style-name="gr1" svg:width="16.511cm" svg:height="0.054cm"><text:p/></draw:rect></text:p>
      <text:h text:style-name="P18" text:outline-level="2">IX. ÉVALUATION ÉPISTÉMOLOGIQUE (LE JUGE NEUTRE)</text:h>
      <text:p text:style-name="Normal"><text:span text:style-name="T1">Conformément au critère de démarcation de </text:span><text:span text:style-name="T2">Karl Popper</text:span><text:span text:style-name="T1">, TSCP se positionne comme une théorie scientifique car elle est </text:span><text:span text:style-name="T2">falsifiable</text:span><text:span text:style-name="T1">.</text:span></text:p>
      <text:list xml:id="list40" text:style-name="LS2">
        <text:list-item>
          <text:p text:style-name="P7"><text:span text:style-name="T2">Hypothèse nulle</text:span><text:span text:style-name="T1"> : Si l'on observe un système complexe qui maintient sa stabilité homéostatique sur le long terme alors que son Modèle () est en contradiction totale avec ses Ressources () et sans apport d'énergie externe, alors le cœur théorique de TSCP est faux.</text:span></text:p>
        </text:list-item>
      </text:list>
      <text:p text:style-name="P1"><draw:rect text:anchor-type="as-char" svg:y="0cm" draw:z-index="10" draw:style-name="gr1" svg:width="16.511cm" svg:height="0.054cm"><text:p/></draw:rect></text:p>
      <text:h text:style-name="P18" text:outline-level="2">X. CONCLUSION ET PERSPECTIVES</text:h>
      <text:p text:style-name="Normal"><text:span text:style-name="T1">TSCP propose de passer de l'âge de l'alchimie systémique à l'âge de la chimie systémique. En fournissant une </text:span><text:span text:style-name="T2">Table Périodique des Invariants</text:span><text:span text:style-name="T1"> et une méthode de calcul des divergences, nous offrons aux architectes, décideurs et chercheurs un langage commun. Ce n'est pas une "Théorie du Tout", mais une "Théorie de la Construction". Elle ne nous dit pas quoi construire, mais elle nous avertit quand ce que nous construisons ne peut pas tenir debout.</text:span></text:p>
      <text:p text:style-name="P1"><draw:rect text:anchor-type="as-char" svg:y="0cm" draw:z-index="11" draw:style-name="gr1" svg:width="16.511cm" svg:height="0.054cm"><text:p/></draw:rect></text:p>
      <text:h text:style-name="P18" text:outline-level="2">XI. BIBLIOGRAPHIE SÉLECTIVE ET COMMENTÉE</text:h>
      <text:list xml:id="list517959076020998665" text:style-name="LS4">
        <text:list-item>
          <text:p text:style-name="P9"><text:span text:style-name="T2">Popper, K. (1959).</text:span><text:span text:style-name="T1"> </text:span><text:span text:style-name="T3">The Logic of Scientific Discovery</text:span><text:span text:style-name="T1">. (Fondement du critère de vérité TSCP).</text:span></text:p>
        </text:list-item>
        <text:list-item>
          <text:p text:style-name="P9"><text:span text:style-name="T2">Korzybski, A. (1933).</text:span><text:span text:style-name="T1"> </text:span><text:span text:style-name="T3">Science and Sanity</text:span><text:span text:style-name="T1">. (Source de la dualité Carte/Territoire).</text:span></text:p>
        </text:list-item>
        <text:list-item>
          <text:p text:style-name="P9"><text:span text:style-name="T2">Altshuller, G. (1984).</text:span><text:span text:style-name="T1"> </text:span><text:span text:style-name="T3">Creativity as an Exact Science</text:span><text:span text:style-name="T1">. (Inspiration TRIZ pour la combinatoire M2).</text:span></text:p>
        </text:list-item>
        <text:list-item>
          <text:p text:style-name="P9"><text:span text:style-name="T2">Von Foerster, H. (2003).</text:span><text:span text:style-name="T1"> </text:span><text:span text:style-name="T3">Understanding Understanding</text:span><text:span text:style-name="T1">. (Rôle de l'observateur).</text:span></text:p>
        </text:list-item>
        <text:list-item>
          <text:p text:style-name="P9"><text:span text:style-name="T2">Deutsch, D. &amp; Marletto, C. (2015).</text:span><text:span text:style-name="T1"> </text:span><text:span text:style-name="T3">Constructor Theory of Information</text:span><text:span text:style-name="T1">. (Lien Physique/Information).</text:span></text:p>
        </text:list-item>
        <text:list-item>
          <text:p text:style-name="P9"><text:span text:style-name="T2">Friedenthal, S. et al. (2014).</text:span><text:span text:style-name="T1"> </text:span><text:span text:style-name="T3">A Practical Guide to SysML</text:span><text:span text:style-name="T1">. (Le standard industriel actuel, point de comparaison).</text:span></text:p>
        </text:list-item>
      </text:list>
      <text:p text:style-name="P1"><draw:rect text:anchor-type="as-char" svg:y="0cm" draw:z-index="12" draw:style-name="gr1" svg:width="16.511cm" svg:height="0.054cm"><text:p/></draw:rect></text:p>
      <text:h text:style-name="P16" text:outline-level="3"><text:soft-page-break/>Note pour la finalisation du document de 25 pages :</text:h>
      <text:p text:style-name="Normal"><text:span text:style-name="T1">Ce "Draft Maître" contient toute la structure logique et argumentative. Pour atteindre physiquement le volume de 25 pages, vous devez procéder à </text:span><text:span text:style-name="T2">l'expansion des sections techniques</text:span><text:span text:style-name="T1"> suivantes (en utilisant le contenu riche du fichier SDAP Legacy) :</text:span></text:p>
      <text:list xml:id="list4825836604373972922" text:style-name="LS5">
        <text:list-item>
          <text:p text:style-name="P10"><text:span text:style-name="T2">Dans la Section V (M2) :</text:span><text:span text:style-name="T1"> Ne vous contentez pas de lister les familles. Créez une fiche d'une demi-page pour chacun des 20 invariants majeurs (sur les 50), en incluant pour chacun : la définition, la signature tensorielle, l'exemple biologique, l'exemple technologique et le mode de faillite associé.</text:span></text:p>
        </text:list-item>
        <text:list-item>
          <text:p text:style-name="P10"><text:span text:style-name="T2">Dans la Section VII (Études de Cas) :</text:span><text:span text:style-name="T1"> Copiez l'intégralité du contenu narratif des Annexes (GameStop, Odin, etc.) qui sont très détaillées.</text:span></text:p>
        </text:list-item>
        <text:list-item>
          <text:p text:style-name="P10"><text:span text:style-name="T2">Ajoutez une section "Annexes Techniques" :</text:span><text:span text:style-name="T1"> Incluant le code F# (Type System) et les diagrammes JSON-LD.</text:span></text:p>
        </text:list-item>
      </text:list>
      <text:h text:style-name="P18" text:outline-level="2">V. COUCHE M2 : LA TABLE PÉRIODIQUE DÉTAILLÉE DES 50 INVARIANTS</text:h>
      <text:p text:style-name="Normal"><text:span text:style-name="T1">La transition de l'espace abstrait de Hilbert (M3) vers la réalité observable (M0) nécessite une couche intermédiaire de "chimie systémique". C'est le rôle de la couche M2. Nous présentons ici les fiches techniques des invariants cardinaux. Chaque invariant est défini non par des mots ambigus, mais par sa </text:span><text:span text:style-name="T2">Signature Tensorielle</text:span><text:span text:style-name="T1">, garantissant son universalité transdisciplinaire.</text:span></text:p>
      <text:h text:style-name="P16" text:outline-level="3">FAMILLE A : ARCHITECTURE (Dominance $|S\rangle$)</text:h>
      <text:p text:style-name="P13">La famille qui définit la topologie, le contenant et la séparation.</text:p>
      <text:h text:style-name="P17" text:outline-level="4">1. L'Invariant "Boundary" (m2:Boundary)</text:h>
      <text:p text:style-name="Normal"><text:span text:style-name="T2">Signature :</text:span><text:span text:style-name="T1"> </text:span><text:span text:style-name="InlineCode"><text:span text:style-name="T1">[ S:0.9 | I:0.1 | D:0.0 | T:0.0 ]</text:span></text:span></text:p>
      <text:list xml:id="list50" text:style-name="LS2">
        <text:list-item>
          <text:p text:style-name="P7"><text:span text:style-name="T2">Définition :</text:span><text:span text:style-name="T1"> La limite topologique qui sépare l'endosystème (Soi) de l'exosystème (Environnement). Elle agit comme un filtre d'entropie.</text:span></text:p>
        </text:list-item>
        <text:list-item>
          <text:p text:style-name="P7"><text:span text:style-name="T2">Logique de Dérivation :</text:span><text:span text:style-name="T1"> Une frontière est avant tout structurelle ($|S\rangle$ élevé). Cependant, pour ne pas être un simple mur inerte, elle doit posséder une trace d'Information ($|I\rangle$) pour opérer une </text:span><text:span text:style-name="T3">sélectivité</text:span><text:span text:style-name="T1"> (laisser passer le signal, bloquer le bruit).</text:span></text:p>
        </text:list-item>
        <text:list-item>
          <text:p text:style-name="P12">Isomorphisme Transdisciplinaire :</text:p>
          <text:list>
            <text:list-item>
              <text:p text:style-name="P7"><text:span text:style-name="T2">Biologie :</text:span><text:span text:style-name="T1"> La membrane phospholipidique. Elle définit la cellule et utilise des canaux protéiques ($I$) pour filtrer les ions.</text:span></text:p>
            </text:list-item>
            <text:list-item>
              <text:p text:style-name="P7"><text:span text:style-name="T2">Technologie :</text:span><text:span text:style-name="T1"> Le Pare-feu (Firewall). Il définit le périmètre de confiance du réseau.</text:span></text:p>
            </text:list-item>
            <text:list-item>
              <text:p text:style-name="P7"><text:span text:style-name="T2">Géopolitique :</text:span><text:span text:style-name="T1"> La Frontière nationale.</text:span></text:p>
            </text:list-item>
          </text:list>
        </text:list-item>
        <text:list-item>
          <text:p text:style-name="P7"><text:span text:style-name="T2">Mode de Faillance :</text:span><text:span text:style-name="T1"> La </text:span><text:span text:style-name="T3">Porosité</text:span><text:span text:style-name="T1">. Si $|S\rangle$ faiblit, l'entropie externe inonde le système (Invasion, Infection).</text:span></text:p>
        </text:list-item>
      </text:list>
      <text:h text:style-name="P17" text:outline-level="4">2. L'Invariant "Substrate" (m2:Substrate)</text:h>
      <text:p text:style-name="Normal"><text:span text:style-name="T2">Signature :</text:span><text:span text:style-name="T1"> </text:span><text:span text:style-name="InlineCode"><text:span text:style-name="T1">[ S:1.0 | I:0.0 | D:0.0 | T:0.0 ]</text:span></text:span></text:p>
      <text:list xml:id="list57" text:style-name="LS2">
        <text:list-item>
          <text:p text:style-name="P7"><text:soft-page-break/><text:span text:style-name="T2">Définition :</text:span><text:span text:style-name="T1"> Le support fondamental nécessaire à l'existence du système. L'axiome matériel.</text:span></text:p>
        </text:list-item>
        <text:list-item>
          <text:p text:style-name="P7"><text:span text:style-name="T2">Logique :</text:span><text:span text:style-name="T1"> C'est le "Zéro" de la sémantique. Le substrat ne "veut" rien ($T=0$), ne "dit" rien ($I=0$), ne "bouge" pas ($D=0$). Il </text:span><text:span text:style-name="T3">est</text:span><text:span text:style-name="T1">.</text:span></text:p>
        </text:list-item>
        <text:list-item>
          <text:p text:style-name="P12">Isomorphisme Transdisciplinaire :</text:p>
          <text:list>
            <text:list-item>
              <text:p text:style-name="P7"><text:span text:style-name="T2">Finance :</text:span><text:span text:style-name="T1"> Le collatéral (l'Or, l'Immobilier).</text:span></text:p>
            </text:list-item>
            <text:list-item>
              <text:p text:style-name="P7"><text:span text:style-name="T2">Informatique :</text:span><text:span text:style-name="T1"> Le Silicium, le Hardware.</text:span></text:p>
            </text:list-item>
            <text:list-item>
              <text:p text:style-name="P7"><text:span text:style-name="T2">Biologie :</text:span><text:span text:style-name="T1"> La matrice extracellulaire ou le squelette carboné.</text:span></text:p>
            </text:list-item>
          </text:list>
        </text:list-item>
      </text:list>
      <text:p text:style-name="P1"><draw:rect text:anchor-type="as-char" svg:y="0cm" draw:z-index="13" draw:style-name="gr1" svg:width="16.511cm" svg:height="0.054cm"><text:p/></draw:rect></text:p>
      <text:h text:style-name="P16" text:outline-level="3">FAMILLE B : PHYSIQUE (Dominance $|D\rangle + |S\rangle$)</text:h>
      <text:p text:style-name="P13">La famille qui gère l'énergie, les stocks et la thermodynamique.</text:p>
      <text:h text:style-name="P17" text:outline-level="4">3. L'Invariant "Resource" (m2:Resource)</text:h>
      <text:p text:style-name="Normal"><text:span text:style-name="T2">Signature :</text:span><text:span text:style-name="T1"> </text:span><text:span text:style-name="InlineCode"><text:span text:style-name="T1">[ S:0.6 | I:0.0 | D:0.4 | T:0.0 ]</text:span></text:span></text:p>
      <text:list xml:id="list63" text:style-name="LS2">
        <text:list-item>
          <text:p text:style-name="P7"><text:span text:style-name="T2">Définition :</text:span><text:span text:style-name="T1"> Une quantité de dynamique potentielle ($|D\rangle$) stockée ("gelée") dans une structure ($|S\rangle$), prête à être libérée pour effectuer un travail.</text:span></text:p>
        </text:list-item>
        <text:list-item>
          <text:p text:style-name="P7"><text:span text:style-name="T2">Logique de Dérivation :</text:span><text:span text:style-name="T1"> Hérité directement de l'opérateur "Resource" de TRIZ. Une ressource est passive ($T=0$). Elle attend qu'un Agent l'active.</text:span></text:p>
        </text:list-item>
        <text:list-item>
          <text:p text:style-name="P12">Isomorphisme Transdisciplinaire :</text:p>
          <text:list>
            <text:list-item>
              <text:p text:style-name="P7"><text:span text:style-name="T2">Biologie :</text:span><text:span text:style-name="T1"> L'ATP (Adenosine Triphosphate) ou le Glycogène.</text:span></text:p>
            </text:list-item>
            <text:list-item>
              <text:p text:style-name="P7"><text:span text:style-name="T2">Économie :</text:span><text:span text:style-name="T1"> La Liquidité (Cash-flow) ou les Matières Premières.</text:span></text:p>
            </text:list-item>
            <text:list-item>
              <text:p text:style-name="P7"><text:span text:style-name="T2">Informatique :</text:span><text:span text:style-name="T1"> La RAM disponible ou les Cycles CPU.</text:span></text:p>
            </text:list-item>
          </text:list>
        </text:list-item>
        <text:list-item>
          <text:p text:style-name="P7"><text:span text:style-name="T2">Mode de Faillance :</text:span><text:span text:style-name="T1"> L'</text:span><text:span text:style-name="T3">Épuisement</text:span><text:span text:style-name="T1">. Quand le stock $|S\rangle$ atteint zéro, la dynamique du système s'arrête brutalement (Crash).</text:span></text:p>
        </text:list-item>
      </text:list>
      <text:h text:style-name="P17" text:outline-level="4">4. L'Invariant "Entropy" (m2:Entropy)</text:h>
      <text:p text:style-name="Normal"><text:span text:style-name="T2">Signature :</text:span><text:span text:style-name="T1"> </text:span><text:span text:style-name="InlineCode"><text:span text:style-name="T1">[ S:-0.5 | I:-0.5 | D:1.0 | T:0.0 ]</text:span></text:span></text:p>
      <text:list xml:id="list70" text:style-name="LS2">
        <text:list-item>
          <text:p text:style-name="P7"><text:span text:style-name="T2">Définition :</text:span><text:span text:style-name="T1"> La tendance naturelle de la Dynamique ($|D\rangle$) à dégrader la Structure ($S$) et à bruiter l'Information ($I$). Notez les vecteurs négatifs.</text:span></text:p>
        </text:list-item>
        <text:list-item>
          <text:p text:style-name="P7"><text:span text:style-name="T2">Rôle Systémique :</text:span><text:span text:style-name="T1"> L'entropie n'est pas "le mal", c'est le "coût" de l'existence. Sans entropie, pas de temps, pas de changement.</text:span></text:p>
        </text:list-item>
      </text:list>
      <text:p text:style-name="P1"><draw:rect text:anchor-type="as-char" svg:y="0cm" draw:z-index="14" draw:style-name="gr1" svg:width="16.511cm" svg:height="0.054cm"><text:p/></draw:rect></text:p>
      <text:h text:style-name="P16" text:outline-level="3">FAMILLE C : DYNAMIQUE (Dominance $|D\rangle$)</text:h>
      <text:p text:style-name="P13">La famille du Temps, du Mouvement et de la Transition.</text:p>
      <text:h text:style-name="P17" text:outline-level="4">5. L'Invariant "Gradient" (m2:Gradient)</text:h>
      <text:p text:style-name="Normal"><text:span text:style-name="T2">Signature :</text:span><text:span text:style-name="T1"> </text:span><text:span text:style-name="InlineCode"><text:span text:style-name="T1">[ S:0.2 | I:0.0 | D:0.8 | T:0.0 ]</text:span></text:span></text:p>
      <text:list xml:id="list72" text:style-name="LS2">
        <text:list-item>
          <text:p text:style-name="P7"><text:soft-page-break/><text:span text:style-name="T2">Définition :</text:span><text:span text:style-name="T1"> Une différence de potentiel entre deux points de l'espace des états qui induit un Flux.</text:span></text:p>
        </text:list-item>
        <text:list-item>
          <text:p text:style-name="P7"><text:span text:style-name="T2">La Métaphore du Cycliste :</text:span><text:span text:style-name="T1"> Pour avancer, le cycliste a besoin d'une pente (Gradient).</text:span></text:p>
          <text:list>
            <text:list-item>
              <text:p text:style-name="P7">Si Gradient = 0 : Stagnation (Mort thermique).</text:p>
            </text:list-item>
            <text:list-item>
              <text:p text:style-name="P7">Si Gradient &gt; Seuil Critique : Rupture structurelle (Le vélo casse).</text:p>
            </text:list-item>
          </text:list>
        </text:list-item>
        <text:list-item>
          <text:p text:style-name="P12">Isomorphisme Transdisciplinaire :</text:p>
          <text:list>
            <text:list-item>
              <text:p text:style-name="P7"><text:span text:style-name="T2">Physique :</text:span><text:span text:style-name="T1"> Tension électrique (Voltage), Différence de température.</text:span></text:p>
            </text:list-item>
            <text:list-item>
              <text:p text:style-name="P7"><text:span text:style-name="T2">Finance :</text:span><text:span text:style-name="T1"> Opportunité d'arbitrage (Différence de prix).</text:span></text:p>
            </text:list-item>
            <text:list-item>
              <text:p text:style-name="P7"><text:span text:style-name="T2">Sociologie :</text:span><text:span text:style-name="T1"> Inégalité sociale (Moteur de révolution ou de migration).</text:span></text:p>
            </text:list-item>
          </text:list>
        </text:list-item>
      </text:list>
      <text:h text:style-name="P17" text:outline-level="4">6. L'Invariant "Threshold" (m2:Threshold)</text:h>
      <text:p text:style-name="Normal"><text:span text:style-name="T2">Signature :</text:span><text:span text:style-name="T1"> </text:span><text:span text:style-name="InlineCode"><text:span text:style-name="T1">[ S:0.1 | I:0.9 | D:0.0 | T:0.0 ]</text:span></text:span></text:p>
      <text:list xml:id="list80" text:style-name="LS2">
        <text:list-item>
          <text:p text:style-name="P7"><text:span text:style-name="T2">Définition :</text:span><text:span text:style-name="T1"> Une valeur critique d'Information ($|I\rangle$) qui, une fois atteinte, déclenche une Transition de Mode.</text:span></text:p>
        </text:list-item>
        <text:list-item>
          <text:p text:style-name="P7"><text:span text:style-name="T2">Logique :</text:span><text:span text:style-name="T1"> C'est un "Point de Bascule" (Tipping Point). C'est une information pure (une limite mathématique) qui gouverne la physique.</text:span></text:p>
        </text:list-item>
        <text:list-item>
          <text:p text:style-name="P7"><text:span text:style-name="T2">Exemple :</text:span><text:span text:style-name="T1"> 0°C pour l'eau (passage Liquide $\to$ Solide). Le prix de "Margin Call" en bourse.</text:span></text:p>
        </text:list-item>
      </text:list>
      <text:p text:style-name="P1"><draw:rect text:anchor-type="as-char" svg:y="0cm" draw:z-index="15" draw:style-name="gr1" svg:width="16.511cm" svg:height="0.054cm"><text:p/></draw:rect></text:p>
      <text:h text:style-name="P16" text:outline-level="3">FAMILLE D : AGENCE (Équilibre Vectoriel)</text:h>
      <text:p text:style-name="P13">La famille de l'Autonomie et de la Décision.</text:p>
      <text:h text:style-name="P17" text:outline-level="4">7. L'Invariant "Agent" (m2:Agent)</text:h>
      <text:p text:style-name="Normal"><text:span text:style-name="T2">Signature :</text:span><text:span text:style-name="T1"> </text:span><text:span text:style-name="InlineCode"><text:span text:style-name="T1">[ S:0.3 | I:0.2 | D:0.3 | T:0.2 ]</text:span></text:span></text:p>
      <text:list xml:id="list83" text:style-name="LS2">
        <text:list-item>
          <text:p text:style-name="P7"><text:span text:style-name="T2">Définition :</text:span><text:span text:style-name="T1"> Une entité capable de fermer la boucle Perception-Décision-Action. C'est le "Nombre d'Or" des systèmes.</text:span></text:p>
        </text:list-item>
        <text:list-item>
          <text:p text:style-name="P12">Logique de Dérivation :</text:p>
          <text:list>
            <text:list-item>
              <text:p text:style-name="P7">Besoin de $|S\rangle$ pour avoir un corps/limite.</text:p>
            </text:list-item>
            <text:list-item>
              <text:p text:style-name="P7">Besoin de $|I\rangle$ pour traiter les signaux.</text:p>
            </text:list-item>
            <text:list-item>
              <text:p text:style-name="P7">Besoin de $|D\rangle$ pour agir sur le monde.</text:p>
            </text:list-item>
            <text:list-item>
              <text:p text:style-name="P7">Besoin de $|T\rangle$ pour avoir une raison d'agir (Homéostasie ou Profit).</text:p>
            </text:list-item>
          </text:list>
        </text:list-item>
        <text:list-item>
          <text:p text:style-name="P7"><text:span text:style-name="T2">Héritage SDAP :</text:span><text:span text:style-name="T1"> Correspond au principe de "Self-Organization".</text:span></text:p>
        </text:list-item>
        <text:list-item>
          <text:p text:style-name="P12">Isomorphisme Transdisciplinaire :</text:p>
          <text:list>
            <text:list-item>
              <text:p text:style-name="P7"><text:span text:style-name="T2">Biologie :</text:span><text:span text:style-name="T1"> La Mitochondrie (avant endosymbiose), le Leucocyte.</text:span></text:p>
            </text:list-item>
            <text:list-item>
              <text:p text:style-name="P7"><text:span text:style-name="T2">Finance :</text:span><text:span text:style-name="T1"> Le Market Maker, le Trader Algorithmique.</text:span></text:p>
            </text:list-item>
            <text:list-item>
              <text:p text:style-name="P7"><text:soft-page-break/><text:span text:style-name="T2">Software :</text:span><text:span text:style-name="T1"> Le Microservice, le Démon.</text:span></text:p>
            </text:list-item>
          </text:list>
        </text:list-item>
      </text:list>
      <text:h text:style-name="P17" text:outline-level="4">8. L'Invariant "Collective" (m2:Collective)</text:h>
      <text:p text:style-name="Normal"><text:span text:style-name="T2">Signature :</text:span><text:span text:style-name="T1"> </text:span><text:span text:style-name="InlineCode"><text:span text:style-name="T1">[ S:n | I:n² | D:n | T:1 ]</text:span></text:span><text:span text:style-name="T1"> (Échelle Non-Linéaire)</text:span></text:p>
      <text:list xml:id="list94" text:style-name="LS2">
        <text:list-item>
          <text:p text:style-name="P7"><text:span text:style-name="T2">Définition :</text:span><text:span text:style-name="T1"> L'émergence d'une méta-agence à partir d'agents multiples.</text:span></text:p>
        </text:list-item>
        <text:list-item>
          <text:p text:style-name="P7"><text:span text:style-name="T2">Cas GameStop :</text:span><text:span text:style-name="T1"> Des milliers d'agents individuels (Reddit) synchronisent leur $|T\rangle$, créant un $|D\rangle$ (Volume d'achat) supérieur à celui des institutions.</text:span></text:p>
        </text:list-item>
      </text:list>
      <text:p text:style-name="P1"><draw:rect text:anchor-type="as-char" svg:y="0cm" draw:z-index="16" draw:style-name="gr1" svg:width="16.511cm" svg:height="0.054cm"><text:p/></draw:rect></text:p>
      <text:h text:style-name="P16" text:outline-level="3">FAMILLE E : SÉMANTIQUE (Dominance $|I\rangle$)</text:h>
      <text:p text:style-name="P13">La famille du Sens, du Code et de la Mémoire.</text:p>
      <text:h text:style-name="P17" text:outline-level="4">9. L'Invariant "Code" (m2:Code)</text:h>
      <text:p text:style-name="Normal"><text:span text:style-name="T2">Signature :</text:span><text:span text:style-name="T1"> </text:span><text:span text:style-name="InlineCode"><text:span text:style-name="T1">[ S:0.1 | I:0.9 | D:0.0 | T:0.0 ]</text:span></text:span></text:p>
      <text:list xml:id="list96" text:style-name="LS2">
        <text:list-item>
          <text:p text:style-name="P7"><text:span text:style-name="T2">Définition :</text:span><text:span text:style-name="T1"> Un ensemble de règles syntaxiques permettant de stocker l'Information indépendamment du Temps.</text:span></text:p>
        </text:list-item>
        <text:list-item>
          <text:p text:style-name="P7"><text:span text:style-name="T2">Logique :</text:span><text:span text:style-name="T1"> Le Code cherche à s'affranchir de la matière. $|S\rangle$ est minimisé (encre sur papier, charge sur silicium) pour maximiser la densité de $|I\rangle$.</text:span></text:p>
        </text:list-item>
        <text:list-item>
          <text:p text:style-name="P12">Isomorphisme Transdisciplinaire :</text:p>
          <text:list>
            <text:list-item>
              <text:p text:style-name="P7"><text:span text:style-name="T2">Génétique :</text:span><text:span text:style-name="T1"> Les Codons (A, C, T, G).</text:span></text:p>
            </text:list-item>
            <text:list-item>
              <text:p text:style-name="P7"><text:span text:style-name="T2">Droit :</text:span><text:span text:style-name="T1"> La Constitution, le Code Civil.</text:span></text:p>
            </text:list-item>
            <text:list-item>
              <text:p text:style-name="P7"><text:span text:style-name="T2">Informatique :</text:span><text:span text:style-name="T1"> Le Binaire, le Code Source.</text:span></text:p>
            </text:list-item>
          </text:list>
        </text:list-item>
      </text:list>
      <text:h text:style-name="P17" text:outline-level="4">10. L'Invariant "Signal" (m2:Signal)</text:h>
      <text:p text:style-name="Normal"><text:span text:style-name="T2">Signature :</text:span><text:span text:style-name="T1"> </text:span><text:span text:style-name="InlineCode"><text:span text:style-name="T1">[ S:0.0 | I:0.5 | D:0.5 | T:0.0 ]</text:span></text:span></text:p>
      <text:list xml:id="list102" text:style-name="LS2">
        <text:list-item>
          <text:p text:style-name="P7"><text:span text:style-name="T2">Définition :</text:span><text:span text:style-name="T1"> De l'Information ($|I\rangle$) en mouvement ($|D\rangle$). Contrairement au Code (statique), le Signal est cinétique.</text:span></text:p>
        </text:list-item>
        <text:list-item>
          <text:p text:style-name="P7"><text:span text:style-name="T2">Mode de Faillance :</text:span><text:span text:style-name="T1"> Le </text:span><text:span text:style-name="T3">Bruit</text:span><text:span text:style-name="T1">. Quand l'entropie du canal dégrade $|I\rangle$ pendant le transport $|D\rangle$.</text:span></text:p>
        </text:list-item>
      </text:list>
      <text:p text:style-name="P1"><draw:rect text:anchor-type="as-char" svg:y="0cm" draw:z-index="17" draw:style-name="gr1" svg:width="16.511cm" svg:height="0.054cm"><text:p/></draw:rect></text:p>
      <text:h text:style-name="P16" text:outline-level="3">FAMILLE F : CONTRÔLE (Mixte $|I\rangle + |T\rangle$)</text:h>
      <text:p text:style-name="P13">La famille de la Régulation et de la Cybernétique.</text:p>
      <text:h text:style-name="P17" text:outline-level="4">11. L'Invariant "Rule" (m2:Rule)</text:h>
      <text:p text:style-name="Normal"><text:span text:style-name="T2">Signature :</text:span><text:span text:style-name="T1"> </text:span><text:span text:style-name="InlineCode"><text:span text:style-name="T1">[ S:0.0 | I:0.6 | D:0.0 | T:0.4 ]</text:span></text:span></text:p>
      <text:list xml:id="list104" text:style-name="LS2">
        <text:list-item>
          <text:p text:style-name="P7"><text:span text:style-name="T2">Définition :</text:span><text:span text:style-name="T1"> Une contrainte informationnelle imposée au système pour aligner sa Dynamique sur sa Téléonomie.</text:span></text:p>
        </text:list-item>
        <text:list-item>
          <text:p text:style-name="P7"><text:soft-page-break/><text:span text:style-name="T2">Logique :</text:span><text:span text:style-name="T1"> Une règle n'a pas de masse ($S=0$). C'est une construction purement Analytique ($P_A$).</text:span></text:p>
        </text:list-item>
        <text:list-item>
          <text:p text:style-name="P7"><text:span text:style-name="T2">Héritage SDAP :</text:span><text:span text:style-name="T1"> Principe de "Constraint Satisfaction".</text:span></text:p>
        </text:list-item>
        <text:list-item>
          <text:p text:style-name="P7"><text:span text:style-name="T2">Exemple Critique :</text:span><text:span text:style-name="T1"> La "Règle" de vente à découvert à 140% (GameStop). Elle existait dans le modèle ($P_A$) mais violait la physique ($P_C$).</text:span></text:p>
        </text:list-item>
      </text:list>
      <text:h text:style-name="P17" text:outline-level="4">12. L'Invariant "Feedback" (m2:Feedback)</text:h>
      <text:p text:style-name="Normal"><text:span text:style-name="T2">Signature :</text:span><text:span text:style-name="T1"> </text:span><text:span text:style-name="InlineCode"><text:span text:style-name="T1">[ S:0.0 | I:0.5 | D:-0.5 | T:0.0 ]</text:span></text:span><text:span text:style-name="T1"> (Négatif) ou </text:span><text:span text:style-name="InlineCode"><text:span text:style-name="T1">[D:+0.5]</text:span></text:span><text:span text:style-name="T1"> (Positif)</text:span></text:p>
      <text:list xml:id="list108" text:style-name="LS2">
        <text:list-item>
          <text:p text:style-name="P7"><text:span text:style-name="T2">Définition :</text:span><text:span text:style-name="T1"> Le mécanisme par lequel la sortie (Output) modifie l'entrée (Input).</text:span></text:p>
        </text:list-item>
        <text:list-item>
          <text:p text:style-name="P7"><text:span text:style-name="T2">Feedback Négatif (Homéostasie) :</text:span><text:span text:style-name="T1"> Utilise l'Information pour réduire la Dynamique (Refroidissement, Correction).</text:span></text:p>
        </text:list-item>
        <text:list-item>
          <text:p text:style-name="P7"><text:span text:style-name="T2">Feedback Positif (Explosion) :</text:span><text:span text:style-name="T1"> Utilise l'Information pour amplifier la Dynamique (Effet Larsen, Panique bancaire, Réaction nucléaire).</text:span></text:p>
        </text:list-item>
      </text:list>
      <text:p text:style-name="P1"><draw:rect text:anchor-type="as-char" svg:y="0cm" draw:z-index="18" draw:style-name="gr1" svg:width="16.511cm" svg:height="0.054cm"><text:p/></draw:rect></text:p>
      <text:h text:style-name="P16" text:outline-level="3">FAMILLE G : TÉLÉONOMIE (Dominance $|T\rangle$)</text:h>
      <text:p text:style-name="P13">La famille du But et de la Cause Finale.</text:p>
      <text:h text:style-name="P17" text:outline-level="4">13. L'Invariant "Attractor" (m2:Attractor)</text:h>
      <text:p text:style-name="Normal"><text:span text:style-name="T2">Signature :</text:span><text:span text:style-name="T1"> </text:span><text:span text:style-name="InlineCode"><text:span text:style-name="T1">[ S:0.0 | I:0.1 | D:0.1 | T:0.8 ]</text:span></text:span></text:p>
      <text:list xml:id="list111" text:style-name="LS2">
        <text:list-item>
          <text:p text:style-name="P7"><text:span text:style-name="T2">Définition :</text:span><text:span text:style-name="T1"> Une région de l'espace des états vers laquelle le système évolue "naturellement" sans apport d'énergie de pilotage supplémentaire.</text:span></text:p>
        </text:list-item>
        <text:list-item>
          <text:p text:style-name="P7"><text:span text:style-name="T2">Logique :</text:span><text:span text:style-name="T1"> C'est le "Nord Magnétique" du système.</text:span></text:p>
        </text:list-item>
        <text:list-item>
          <text:p text:style-name="P12">Types d'Attracteurs :</text:p>
          <text:list>
            <text:list-item>
              <text:p text:style-name="P7"><text:span text:style-name="T3">Point Fixe :</text:span><text:span text:style-name="T1"> Mort ou Stabilité parfaite.</text:span></text:p>
            </text:list-item>
            <text:list-item>
              <text:p text:style-name="P7"><text:span text:style-name="T3">Cycle Limite :</text:span><text:span text:style-name="T1"> Respiration, Rythmes économiques.</text:span></text:p>
            </text:list-item>
            <text:list-item>
              <text:p text:style-name="P7"><text:span text:style-name="T3">Attracteur Étrange :</text:span><text:span text:style-name="T1"> Chaos déterministe (Météo).</text:span></text:p>
            </text:list-item>
          </text:list>
        </text:list-item>
      </text:list>
      <text:p text:style-name="P1"><draw:rect text:anchor-type="as-char" svg:y="0cm" draw:z-index="19" draw:style-name="gr1" svg:width="16.511cm" svg:height="0.054cm"><text:p/></draw:rect></text:p>
      <text:h text:style-name="P16" text:outline-level="3">FAMILLE H : COMPLEXITÉ (Émergence)</text:h>
      <text:h text:style-name="P17" text:outline-level="4">14. L'Invariant "Synergy" (m2:Synergy)</text:h>
      <text:p text:style-name="Normal"><text:span text:style-name="T2">Signature :</text:span><text:span text:style-name="T1"> </text:span><text:span text:style-name="T3">Fonction non-linéaire</text:span></text:p>
      <text:list xml:id="list117" text:style-name="LS2">
        <text:list-item>
          <text:p text:style-name="P7"><text:span text:style-name="T2">Définition :</text:span><text:span text:style-name="T1"> Phénomène où la combinaison de deux sous-systèmes produit une performance ($|T\rangle$) supérieure à la somme de leurs performances isolées.</text:span></text:p>
        </text:list-item>
        <text:list-item>
          <text:p text:style-name="P12">L'Équation Nintendo (Yokoi/Yamauchi) :</text:p>
          <text:list>
            <text:list-item>
              <text:p text:style-name="P7">Tech Flétrie ($S_{low}$) + Pensée Latérale ($I_{high}$) = Nouveau Marché ($T_{max}$).</text:p>
            </text:list-item>
            <text:list-item>
              <text:p text:style-name="P7">C'est une synergie par "soustraction de structure" pour "addition de sens".</text:p>
            </text:list-item>
          </text:list>
        </text:list-item>
      </text:list>
      <text:h text:style-name="P17" text:outline-level="4"><text:soft-page-break/>15. L'Invariant "Resilience" (m2:Resilience)</text:h>
      <text:p text:style-name="Normal"><text:span text:style-name="T2">Signature :</text:span><text:span text:style-name="T1"> Capacité à maintenir $|I\rangle$ malgré une variation extrême de $|D\rangle$.</text:span></text:p>
      <text:list xml:id="list121" text:style-name="LS2">
        <text:list-item>
          <text:p text:style-name="P7"><text:span text:style-name="T2">Définition :</text:span><text:span text:style-name="T1"> La capacité d'absorber une perturbation sans changer de définition identitaire.</text:span></text:p>
        </text:list-item>
        <text:list-item>
          <text:p text:style-name="P12">Différence Robustesse vs Résilience :</text:p>
          <text:list>
            <text:list-item>
              <text:p text:style-name="P7"><text:span text:style-name="T3">Robustesse :</text:span><text:span text:style-name="T1"> Résiste par excès de Structure ($S_{max}$, ex: Bunker).</text:span></text:p>
            </text:list-item>
            <text:list-item>
              <text:p text:style-name="P7"><text:span text:style-name="T3">Résilience :</text:span><text:span text:style-name="T1"> Résiste par adaptation de l'Information ($I_{max}$, ex: Roseau ou Virus).</text:span></text:p>
            </text:list-item>
          </text:list>
        </text:list-item>
      </text:list>
      <text:h text:style-name="P4" text:outline-level="1">PARTIE 3 : LE MOTEUR DE DUALITÉ &amp; ÉPISODES RÉVÉLATEURS</text:h>
      <text:h text:style-name="P18" text:outline-level="2">Mécanique de Diagnostic et Analyse Forensique Transdisciplinaire</text:h>
      <text:p text:style-name="P1"><draw:rect text:anchor-type="as-char" svg:y="0cm" draw:z-index="20" draw:style-name="gr1" svg:width="16.511cm" svg:height="0.054cm"><text:p/></draw:rect></text:p>
      <text:h text:style-name="P18" text:outline-level="2">VI. L'ARCHITECTURE EN DOUBLE PYRAMIDE : LE MOTEUR DE DIAGNOSTIC</text:h>
      <text:p text:style-name="Normal"><text:span text:style-name="T1">La classification statique des invariants (M2) est nécessaire mais insuffisante pour modéliser un système vivant. Nous devons maintenant définir la </text:span><text:span text:style-name="T2">géométrie de l'interaction</text:span><text:span text:style-name="T1">. TSCP visualise la réalité opérationnelle de tout système comme deux pyramides inversées se rencontrant à une base commune (Couche M1). Cette architecture, connue sous le nom de </text:span><text:span text:style-name="T2">Double Pyramide</text:span><text:span text:style-name="T1">, est l'outil de diagnostic principal du framework.</text:span></text:p>
      <text:h text:style-name="P16" text:outline-level="3">6.1 La Pyramide Analytique ($P_A$) : Le Domaine de l'Intention</text:h>
      <text:list xml:id="list125" text:style-name="LS2">
        <text:list-item>
          <text:p text:style-name="P7"><text:span text:style-name="T2">Direction :</text:span><text:span text:style-name="T1"> Descendante (Top-Down, de M3 vers M0).</text:span></text:p>
        </text:list-item>
        <text:list-item>
          <text:p text:style-name="P7"><text:span text:style-name="T2">Nature :</text:span><text:span text:style-name="T1"> Téléologique, Réglementaire, Abstraite.</text:span></text:p>
        </text:list-item>
        <text:list-item>
          <text:p text:style-name="P12">Composition :</text:p>
          <text:list>
            <text:list-item>
              <text:p text:style-name="P7"><text:span text:style-name="T2">Sommet (M3) :</text:span><text:span text:style-name="T1"> Les Axiomes et Principes détenus par l'observateur (ex: "L'Hypothèse des Marchésefficients" ou "Le Dogme Central de la Génétique").</text:span></text:p>
            </text:list-item>
            <text:list-item>
              <text:p text:style-name="P7"><text:span text:style-name="T2">Corps (M2/M1) :</text:span><text:span text:style-name="T1"> Les Règles, Lois, Codes et Modèles conçus pour gouverner le système.</text:span></text:p>
            </text:list-item>
            <text:list-item>
              <text:p text:style-name="P7"><text:span text:style-name="T2">Projection de Base (M0) :</text:span><text:span text:style-name="T1"> Le comportement </text:span><text:span text:style-name="T3">attendu</text:span><text:span text:style-name="T1"> ou </text:span><text:span text:style-name="T3">prédit</text:span><text:span text:style-name="T1"> du système.</text:span></text:p>
            </text:list-item>
          </text:list>
        </text:list-item>
        <text:list-item>
          <text:p text:style-name="P7"><text:span text:style-name="T2">Fonction Vectorielle :</text:span><text:span text:style-name="T1"> La Pyramide Analytique représente la "Carte". C'est la projection de l'</text:span><text:span text:style-name="T2">Ordre</text:span><text:span text:style-name="T1"> ($|I\rangle + |T\rangle$) sur le substrat. Elle cherche à réduire l'entropie par la contrainte.</text:span></text:p>
        </text:list-item>
      </text:list>
      <text:h text:style-name="P16" text:outline-level="3">6.2 La Pyramide Constructive ($P_C$) : Le Domaine de l'Émergence</text:h>
      <text:list xml:id="list132" text:style-name="LS2">
        <text:list-item>
          <text:p text:style-name="P7"><text:span text:style-name="T2">Direction :</text:span><text:span text:style-name="T1"> Ascendante (Bottom-Up, de M0 vers M3).</text:span></text:p>
        </text:list-item>
        <text:list-item>
          <text:p text:style-name="P7"><text:span text:style-name="T2">Nature :</text:span><text:span text:style-name="T1"> Physique, Entropique, Concrète.</text:span></text:p>
        </text:list-item>
        <text:list-item>
          <text:p text:style-name="P12">Composition :</text:p>
          <text:list>
            <text:list-item>
              <text:p text:style-name="P7"><text:span text:style-name="T2">Base (M0) :</text:span><text:span text:style-name="T1"> Les données brutes, les flux d'énergie et les ressources physiques réelles.</text:span></text:p>
            </text:list-item>
            <text:list-item>
              <text:p text:style-name="P7"><text:soft-page-break/><text:span text:style-name="T2">Corps (M1/M2) :</text:span><text:span text:style-name="T1"> Les interactions réelles, la friction, les taux métaboliques et les boucles de rétroaction émergentes.</text:span></text:p>
            </text:list-item>
            <text:list-item>
              <text:p text:style-name="P7"><text:span text:style-name="T2">Projection Sommitale (M3) :</text:span><text:span text:style-name="T1"> L'état </text:span><text:span text:style-name="T3">réel</text:span><text:span text:style-name="T1"> des principes du système (ex: "Le marché est irrationnel").</text:span></text:p>
            </text:list-item>
          </text:list>
        </text:list-item>
        <text:list-item>
          <text:p text:style-name="P7"><text:span text:style-name="T2">Fonction Vectorielle :</text:span><text:span text:style-name="T1"> La Pyramide Constructive représente le "Territoire". C'est la projection du </text:span><text:span text:style-name="T2">Chaos/Énergie</text:span><text:span text:style-name="T1"> ($|S\rangle + |D\rangle$) forçant son existence.</text:span></text:p>
        </text:list-item>
      </text:list>
      <text:h text:style-name="P16" text:outline-level="3">6.3 Le Théorème de la Divergence ($\Delta$)</text:h>
      <text:p text:style-name="Normal"><text:span text:style-name="T1">Le théorème central de TSCP postule que la santé systémique n'est pas un état de perfection statique, mais un état d'</text:span><text:span text:style-name="T2">Alignement Dynamique</text:span><text:span text:style-name="T1">. L'instabilité n'est pas une erreur, c'est une mesure géométrique.</text:span></text:p>
      <text:p text:style-name="P1">$$\Delta_{sys} = \int_{t_0}^{t_1} || P_A(t) - P_C(t) || dt$$</text:p>
      <text:p text:style-name="P1">Nous identifions trois régimes de stabilité basés sur cette métrique :</text:p>
      <text:list xml:id="list5135434045140750966" text:style-name="LS6">
        <text:list-item>
          <text:p text:style-name="P11"><text:span text:style-name="T2">Cohérence ($\Delta \approx 0$) :</text:span><text:span text:style-name="T1"> La Carte correspond au Territoire. Les règles sont applicables ; les ressources sont suffisantes. Le système est en homéostasie.</text:span></text:p>
        </text:list-item>
        <text:list-item>
          <text:p text:style-name="P11"><text:span text:style-name="T2">Dérive ($0 &lt; \Delta &lt; \theta_{critique}$) :</text:span><text:span text:style-name="T1"> Le système accumule de la "Dette Technique" ou de l'entropie. Des corrections sont possibles via des invariants </text:span><text:span text:style-name="InlineCode"><text:span text:style-name="T1">m2:Feedback</text:span></text:span><text:span text:style-name="T1">. Le modèle ($P_A$) est stressé mais tient encore.</text:span></text:p>
        </text:list-item>
        <text:list-item>
          <text:p text:style-name="P11"><text:span text:style-name="T2">Rupture ($\Delta &gt; \theta_{critique}$) :</text:span><text:span text:style-name="T1"> Le Modèle Analytique ne peut plus contenir la Réalité Constructive. Le système subit une </text:span><text:span text:style-name="T2">Transition de Mode</text:span><text:span text:style-name="T1"> (Effondrement, Révolution ou Mutation). C'est le moment où la physique reprend ses droits sur la sémantique.</text:span></text:p>
        </text:list-item>
      </text:list>
      <text:p text:style-name="P1"><draw:rect text:anchor-type="as-char" svg:y="0cm" draw:z-index="21" draw:style-name="gr1" svg:width="16.511cm" svg:height="0.054cm"><text:p/></draw:rect></text:p>
      <text:h text:style-name="P18" text:outline-level="2">VII. ÉPISODES RÉVÉLATEURS : FORENSIQUE TRANSDISCIPLINAIRE</text:h>
      <text:p text:style-name="Normal"><text:span text:style-name="T1">Pour valider la robustesse du framework, nous appliquons la grille de lecture TSCP à quatre domaines distincts : Finance, Biologie, Mythologie et Technologie. Dans chaque cas, nous identifions la </text:span><text:span text:style-name="T2">Question Structurante</text:span><text:span text:style-name="T1"> et démontrons comment l'analyse tensorielle révèle le mécanisme caché de l'événement.</text:span></text:p>
      <text:h text:style-name="P16" text:outline-level="3">7.1 Finance : Le Short Squeeze de GameStop (La Rupture des Règles)</text:h>
      <text:list xml:id="list142" text:style-name="LS2">
        <text:list-item>
          <text:p text:style-name="P7"><text:span text:style-name="T2">Question Structurante :</text:span><text:span text:style-name="T1"> </text:span><text:span text:style-name="T3">Comment un essaim décentralisé d'agents mineurs a-t-il pu déstabiliser un régulateur financier global ?</text:span></text:p>
        </text:list-item>
      </text:list>
      <text:p text:style-name="Normal"><text:span text:style-name="T2">L'État Initial (L'Illusion Analytique) :</text:span><text:span text:style-name="T1"> Les Hedge Funds opéraient sous un Modèle Analytique ($P_A$) à haute confiance. Leur invariant clé était la </text:span><text:span text:style-name="T2">Règle (m2:Rule)</text:span><text:span text:style-name="T1"> selon laquelle "La liquidité est toujours disponible pour les acteurs institutionnels". Ils ont vendu à découvert 140% des actions GME, assumant mathématiquement dans leur modèle que les actions pouvaient être empruntées indéfiniment (réhypothèque).</text:span></text:p>
      <text:list xml:id="list143" text:style-name="LS2">
        <text:list-item>
          <text:p text:style-name="P7"><text:span text:style-name="T3">Signature du Modèle :</text:span><text:span text:style-name="T1"> Dominance $|I\rangle$ (Contrats, Algorithmes), Négation de $|S\rangle$ (Stocks physiques).</text:span></text:p>
        </text:list-item>
      </text:list>
      <text:p text:style-name="Normal"><text:span text:style-name="T2">L'Émergence Constructive ($P_C$) :</text:span><text:span text:style-name="T1"> Un essaim d'investisseurs particuliers (Reddit/WallStreetBets) a agi comme un </text:span><text:span text:style-name="T2">Agent Collectif (m2:Collective)</text:span><text:span text:style-name="T1">. Ils ont identifié une contrainte critique dans le </text:span><text:span text:style-name="T2">Substrat (m2:Substrate)</text:span><text:span text:style-name="T1"> : le nombre fini d'actions physiques. En achetant et en conservant ("HODL"), ils ont verrouillé le vecteur $|S\rangle$ (Offre).</text:span></text:p>
      <text:p text:style-name="Normal"><text:soft-page-break/><text:span text:style-name="T2">L'Analyse TSCP de la Rupture :</text:span><text:span text:style-name="T1"> La crise fut une collision entre un $P_A$ infini (140% de short interest autorisé par le modèle) et un $P_C$ fini (100% d'actions réelles).</text:span></text:p>
      <text:list xml:id="list144" text:style-name="LS2">
        <text:list-item>
          <text:p text:style-name="P7"><text:span text:style-name="T2">Divergence :</text:span><text:span text:style-name="T1"> $\Delta \to \infty$. Pour réconcilier l'équation $P_A = P_C$, le prix ($|D\rangle$, la variable d'ajustement) devait monter asymptotiquement vers l'infini.</text:span></text:p>
        </text:list-item>
        <text:list-item>
          <text:p text:style-name="P7"><text:span text:style-name="T2">Résolution :</text:span><text:span text:style-name="T1"> Le système n'a survécu qu'en "suspendant" le Projecteur Analytique. Les courtiers ont désactivé le bouton "Acheter", admettant de facto que le Modèle de Marché (Libre échange) ne pouvait plus gouverner la Physique du Marché (Manque de collatéral).</text:span></text:p>
        </text:list-item>
      </text:list>
      <text:p text:style-name="P1"><draw:rect text:anchor-type="as-char" svg:y="0cm" draw:z-index="22" draw:style-name="gr1" svg:width="16.511cm" svg:height="0.054cm"><text:p/></draw:rect></text:p>
      <text:h text:style-name="P16" text:outline-level="3">7.2 Biologie : L'Endosymbiose Mitochondriale (La Transduction de la Friction)</text:h>
      <text:list xml:id="list146" text:style-name="LS2">
        <text:list-item>
          <text:p text:style-name="P7"><text:span text:style-name="T2">Question Structurante :</text:span><text:span text:style-name="T1"> </text:span><text:span text:style-name="T3">Comment un système transforme-t-il une menace létale en ressource vitale ?</text:span></text:p>
        </text:list-item>
      </text:list>
      <text:p text:style-name="Normal"><text:span text:style-name="T2">Le Contexte (La Grande Oxydation) :</text:span><text:span text:style-name="T1"> Il y a 2,4 milliards d'années, les premières cellules eucaryotes anaérobies faisaient face à un environnement toxique : la montée de l'Oxygène. En termes TSCP, il s'agissait d'une augmentation massive de la </text:span><text:span text:style-name="T2">Dynamique ($|D\rangle$)</text:span><text:span text:style-name="T1"> externe menaçant la </text:span><text:span text:style-name="T2">Frontière (m2:Boundary)</text:span><text:span text:style-name="T1"> de la cellule.</text:span></text:p>
      <text:p text:style-name="Normal"><text:span text:style-name="T2">L'Interaction :</text:span><text:span text:style-name="T1"> Une protéobactérie prédatrice (l'ancêtre de la mitochondrie) a pénétré la cellule hôte.</text:span></text:p>
      <text:list xml:id="list147" text:style-name="LS2">
        <text:list-item>
          <text:p text:style-name="P7"><text:span text:style-name="T3">Prédiction Classique :</text:span><text:span text:style-name="T1"> Infection et Mort (Synergie Négative). Friction maximale entre l'Agent A et l'Agent B.</text:span></text:p>
        </text:list-item>
        <text:list-item>
          <text:p text:style-name="P7"><text:span text:style-name="T3">Réalité Systémique :</text:span><text:span text:style-name="T1"> La cellule a opéré une </text:span><text:span text:style-name="T2">Transduction</text:span><text:span text:style-name="T1">. Elle a encapsulé l'intrus, non pas pour le détruire, mais pour convertir la "Friction" de l'attaque en un </text:span><text:span text:style-name="T2">Flux (m2:Flow)</text:span><text:span text:style-name="T1"> d'ATP.</text:span></text:p>
        </text:list-item>
      </text:list>
      <text:p text:style-name="Normal"><text:span text:style-name="T2">L'Analyse TSCP :</text:span><text:span text:style-name="T1"> Cet événement représente une </text:span><text:span text:style-name="T2">Rotation dans l'Espace de Hilbert</text:span><text:span text:style-name="T1">. Le vecteur de l'intrus a été re-mappé :</text:span></text:p>
      <text:list xml:id="list149" text:style-name="LS2">
        <text:list-item>
          <text:p text:style-name="P7"><text:span text:style-name="T2">Initial :</text:span><text:span text:style-name="T1"> $|T\rangle = \text{Destruction}$ (Prédateur).</text:span></text:p>
        </text:list-item>
        <text:list-item>
          <text:p text:style-name="P7"><text:span text:style-name="T2">Final :</text:span><text:span text:style-name="T1"> $|S\rangle = \text{Ressource}$ (Centrale Énergétique). Ceci confirme l'axiome TSCP selon lequel </text:span><text:span text:style-name="T3">l'identité d'un composant est fonction de sa projection vectorielle, et non de l'objet lui-même.</text:span><text:span text:style-name="T1"> La mitochondrie </text:span><text:span text:style-name="T3">est</text:span><text:span text:style-name="T1"> une ressource parce qu'elle est projetée comme telle par le système hôte.</text:span></text:p>
        </text:list-item>
      </text:list>
      <text:p text:style-name="P1"><draw:rect text:anchor-type="as-char" svg:y="0cm" draw:z-index="23" draw:style-name="gr1" svg:width="16.511cm" svg:height="0.054cm"><text:p/></draw:rect></text:p>
      <text:h text:style-name="P16" text:outline-level="3">7.3 Mythologie : Odin et le Puits de Mimir (Le Coût de l'Observation)</text:h>
      <text:list xml:id="list151" text:style-name="LS2">
        <text:list-item>
          <text:p text:style-name="P7"><text:span text:style-name="T2">Question Structurante :</text:span><text:span text:style-name="T1"> </text:span><text:span text:style-name="T3">Pourquoi l'omniscience est-elle structurellement incompatible avec l'intégrité physique ?</text:span></text:p>
        </text:list-item>
      </text:list>
      <text:p text:style-name="Normal"><text:span text:style-name="T2">Le Mythe :</text:span><text:span text:style-name="T1"> Odin, le Père de Tout, désire la sagesse des Runes (Information Totale). Pour boire au Puits de Mimir, il doit s'arracher un œil et le sacrifier au puits.</text:span></text:p>
      <text:p text:style-name="Normal"><text:span text:style-name="T2">L'Analyse TSCP :</text:span><text:span text:style-name="T1"> Ce mythe est une représentation allégorique parfaite du </text:span><text:span text:style-name="T2">Principe d'Incertitude d'Heisenberg</text:span><text:span text:style-name="T1"> appliqué à la systémique.</text:span></text:p>
      <text:list xml:id="list152" text:style-name="LS2">
        <text:list-item>
          <text:p text:style-name="P7"><text:span text:style-name="T2">L'Échange :</text:span><text:span text:style-name="T1"> Odin échange un </text:span><text:span text:style-name="T2">Capteur (m2:Substrate/Input)</text:span><text:span text:style-name="T1"> contre de la </text:span><text:span text:style-name="T2">Donnée (m2:Code/Information)</text:span><text:span text:style-name="T1">.</text:span></text:p>
        </text:list-item>
        <text:list-item>
          <text:p text:style-name="P7"><text:soft-page-break/><text:span text:style-name="T2">La Logique Tensorielle :</text:span><text:span text:style-name="T1"> Pour maximiser la Projection Analytique ($P_A$ - Comprendre le Monde / Voir le Futur), un agent doit nécessairement compromettre sa Projection Constructive ($P_C$ - Être dans le Monde / Intégrité Physique).</text:span></text:p>
        </text:list-item>
        <text:list-item>
          <text:p text:style-name="P7"><text:span text:style-name="T2">Leçon pour l'Architecte :</text:span><text:span text:style-name="T1"> Un système ne peut pas maximiser $|S\rangle$ et $|I\rangle$ simultanément au même point. Le "Voyant Aveugle" est une configuration systémique nécessaire pour la gouvernance de haut niveau (M3). Trop de capteurs ($S$) noient le sens ($I$) ; trop de sens ($I$) nécessite le sacrifice de la surface de contact ($S$).</text:span></text:p>
        </text:list-item>
      </text:list>
      <text:p text:style-name="P1"><draw:rect text:anchor-type="as-char" svg:y="0cm" draw:z-index="24" draw:style-name="gr1" svg:width="16.511cm" svg:height="0.054cm"><text:p/></draw:rect></text:p>
      <text:h text:style-name="P16" text:outline-level="3">7.4 Technologie : La Pensée Latérale de Nintendo (La Synergie des Contraintes)</text:h>
      <text:list xml:id="list155" text:style-name="LS2">
        <text:list-item>
          <text:p text:style-name="P7"><text:span text:style-name="T2">Question Structurante :</text:span><text:span text:style-name="T1"> </text:span><text:span text:style-name="T3">Comment une technologie obsolète peut-elle vaincre un hardware de pointe ?</text:span></text:p>
        </text:list-item>
      </text:list>
      <text:p text:style-name="Normal"><text:span text:style-name="T2">Le Contexte :</text:span><text:span text:style-name="T1"> Dans les années 1980, la guerre des consoles portables opposait Nintendo (Game Boy) à Sega (Game Gear) et Atari (Lynx). Les concurrents se focalisaient sur la maximisation du vecteur </text:span><text:span text:style-name="T2">Structure ($|S\rangle$)</text:span><text:span text:style-name="T1"> : écrans couleur rétroéclairés, processeurs rapides.</text:span></text:p>
      <text:p text:style-name="Normal"><text:span text:style-name="T2">L'Approche Yokoi :</text:span><text:span text:style-name="T1"> Gunpei Yokoi, mentor de Nintendo, a formulé la philosophie de la "Pensée Latérale des Technologies Flétries".</text:span></text:p>
      <text:list xml:id="list156" text:style-name="LS2">
        <text:list-item>
          <text:p text:style-name="P7"><text:span text:style-name="T2">Stratégie :</text:span><text:span text:style-name="T1"> Utiliser des composants matures, peu coûteux et économes en énergie ($|S\rangle \downarrow$).</text:span></text:p>
        </text:list-item>
        <text:list-item>
          <text:p text:style-name="P7"><text:span text:style-name="T2">Téléonomie :</text:span><text:span text:style-name="T1"> Réinvestir le budget économisé dans la créativité du Gameplay ($|I\rangle \uparrow$) et la portabilité ($|T\rangle$).</text:span></text:p>
        </text:list-item>
      </text:list>
      <text:p text:style-name="Normal"><text:span text:style-name="T2">L'Analyse TSCP :</text:span><text:span text:style-name="T1"> Yokoi a compris que la </text:span><text:span text:style-name="T2">Valeur Systémique</text:span><text:span text:style-name="T1"> n'était pas linéaire.</text:span></text:p>
      <text:list xml:id="list158" text:style-name="LS2">
        <text:list-item>
          <text:p text:style-name="P7">La Game Gear avait un $|S\rangle$ élevé (Couleur), mais cela imposait une contrainte fatale sur la Ressource (6 piles AA pour 3h de jeu = $|D\rangle$ critique).</text:p>
        </text:list-item>
        <text:list-item>
          <text:p text:style-name="P7">La Game Boy avait un $|S\rangle$ faible (Monochrome), mais cela permettait une autonomie massive (Synergie avec $|D\rangle$) et un prix bas.</text:p>
        </text:list-item>
        <text:list-item>
          <text:p text:style-name="P7"><text:span text:style-name="T2">Preuve Vectorielle :</text:span><text:span text:style-name="T1"> $$\text{Valeur} \propto \frac{|I\rangle \text{(Fun)} \times |T\rangle \text{(Mobilité)}}{|S\rangle \text{(Coût/Conso)}}$$ En minimisant le dénominateur ($|S\rangle$), Nintendo a maximisé la valeur systémique totale, prouvant que l'optimisation d'un seul vecteur ($S$) au détriment de l'équilibre ($S-I-D-T$) mène à l'échec.</text:span></text:p>
        </text:list-item>
      </text:list>
      <text:h text:style-name="P4" text:outline-level="1">PARTIE 4 : IMPLÉMENTATION, ÉPISTÉMOLOGIE ET CONCLUSION</text:h>
      <text:h text:style-name="P18" text:outline-level="2">L'Écosystème Genesis, l'Audit de Falsifiabilité et l'Horizon de Recherche</text:h>
      <text:p text:style-name="P1"><draw:rect text:anchor-type="as-char" svg:y="0cm" draw:z-index="25" draw:style-name="gr1" svg:width="16.511cm" svg:height="0.054cm"><text:p/></draw:rect></text:p>
      <text:h text:style-name="P18" text:outline-level="2">VIII. L'ÉCOSYSTÈME LOGICIEL GENESIS : DE LA THÉORIE AU CODE</text:h>
      <text:p text:style-name="Normal"><text:span text:style-name="T1">La rigueur du framework TSCP est garantie par son implémentation logicielle. Contrairement aux méthodologies purement discursives (comme le Design Thinking), TSCP est "exécutable". Le projet </text:span><text:span text:style-name="T2">Genesis</text:span><text:span text:style-name="T1"> traduit les axiomes de l'Espace de Hilbert en types algébriques stricts.</text:span></text:p>
      <text:h text:style-name="P16" text:outline-level="3"><text:soft-page-break/>8.1 Le Choix du F# et de l'Algèbre Fonctionnelle</text:h>
      <text:p text:style-name="Normal"><text:span text:style-name="T1">Le langage </text:span><text:span text:style-name="T2">F#</text:span><text:span text:style-name="T1"> a été choisi pour sa correspondance naturelle avec la Théorie des Catégories.</text:span></text:p>
      <text:list xml:id="list161" text:style-name="LS2">
        <text:list-item>
          <text:p text:style-name="P7"><text:span text:style-name="T2">Immutabilité :</text:span><text:span text:style-name="T1"> Les vecteurs M3 ($S, I, D, T$) sont définis comme des </text:span><text:span text:style-name="InlineCode"><text:span text:style-name="T1">Records</text:span></text:span><text:span text:style-name="T1"> immutables, empêchant toute dérive sémantique accidentelle durant le calcul.</text:span></text:p>
        </text:list-item>
        <text:list-item>
          <text:p text:style-name="P7"><text:span text:style-name="T2">Système de Types :</text:span><text:span text:style-name="T1"> Les Invariants M2 sont modélisés par des </text:span><text:span text:style-name="InlineCode"><text:span text:style-name="T1">Discriminated Unions</text:span></text:span><text:span text:style-name="T1">, rendant impossible la création d'un "Objet Impossible" (ex: une Ressource avec une Téléonomie).</text:span></text:p>
        </text:list-item>
      </text:list>
      <text:h text:style-name="P17" text:outline-level="4">Extrait du Noyau (TSCP.Core) :</text:h>
      <text:p text:style-name="P2">namespace TSCP.Core<text:line-break/><text:line-break/>/// Le Vecteur Fondamental de l'Espace de Hilbert (M3)<text:line-break/>type SystemVector = {<text:line-break/> <text:s text:c="3"/>S: float // Structure (Topologie, Matière)<text:line-break/> <text:s text:c="3"/>I: float // Information (Code, Sémantique)<text:line-break/> <text:s text:c="3"/>D: float // Dynamique (Énergie, Flux)<text:line-break/> <text:s text:c="3"/>T: float // Téléonomie (But, Attracteur)<text:line-break/>}<text:line-break/><text:line-break/>/// La définition algébrique d'un Invariant (M2)<text:line-break/>type Invariant = {<text:line-break/> <text:s text:c="3"/>Id: string<text:line-break/> <text:s text:c="3"/>Name: string<text:line-break/> <text:s text:c="3"/>Family: FamilyType<text:line-break/> <text:s text:c="3"/>BaseSignature: SystemVector<text:line-break/>}<text:line-break/><text:line-break/>module TensorMath =<text:line-break/> <text:s text:c="3"/>/// Calcule la Divergence Tensorielle (Distance Euclidienne 4D)<text:line-break/> <text:s text:c="3"/>/// C'est la définition mathématique de l'Instabilité.<text:line-break/> <text:s text:c="3"/>let calculateDivergence (pA: SystemVector) (pC: SystemVector) : float =<text:line-break/> <text:s text:c="7"/>let dS = (pA.S - pC.S) ** 2.0<text:line-break/> <text:s text:c="7"/>let dI = (pA.I - pC.I) ** 2.0<text:line-break/> <text:s text:c="7"/>let dD = (pA.D - pC.D) ** 2.0<text:line-break/> <text:s text:c="7"/>let dT = (pA.T - pC.T) ** 2.0<text:line-break/> <text:s text:c="7"/>sqrt (dS + dI + dD + dT)<text:line-break/><text:line-break/> <text:s text:c="3"/>/// Détermine si le système est en zone de rupture<text:line-break/> <text:s text:c="3"/>let isCritical (divergence: float) (threshold: float) : bool =<text:line-break/> <text:s text:c="7"/>divergence &gt; threshold<text:tab/><text:line-break/><text:tab/><text:line-break/>8.2 L'Interface Visuelle (TSCP.GUI)L'outil TSCP-GUI, développé avec Avalonia UI, permet aux architectes de manipuler la Double Pyramide en temps réel.La Boucle de Diagnostic : 60 fois par seconde, le moteur recalcule la position des sommets $P_A$ et $P_C$.Visualisation de la Rupture : Lorsque $\Delta &gt; \text{Seuil}$, une fracture rouge apparaît visuellement entre les deux pyramides, localisant précisément l'origine de l'instabilité (ex: "Déficit de Structure" ou "Excès de Régulation").IX. AUDIT ÉPISTÉMOLOGIQUE : LE CRITÈRE DE VÉRITÉPour échapper au piège de la métaphysique ou de la pseudo-science, TSCP se soumet aux critères de démarcation les plus stricts de la philosophie des sciences.9.1 La Falsifiabilité PopperienneSelon Karl Popper, une théorie n'est scientifique que si elle peut être prouvée fausse.L'Hypothèse Centrale : "L'instabilité systémique est une fonction monotone croissante de la <text:soft-page-break/>distance tensorielle entre le Modèle ($P_A$) et la Réalité ($P_C$)."Le Test de Falsification : TSCP est réfuté si l'on découvre un système complexe qui :Maintient une divergence élevée et persistante entre sa Carte et son Territoire (ex: une banque insolvable physiquement mais solvable légalement).Ne consomme pas d'énergie externe pour maintenir cette illusion.Ne subit ni effondrement ni correction brutale sur le long terme.À ce jour, aucun système connu (biologique, financier ou mécanique) ne survit à une divergence $\Delta$ élevée sans apport d'énergie externe massif (pompage).9.2 La Structure LakatosienneSelon Imre Lakatos, un programme de recherche possède un "Noyau Dur" et une "Ceinture Protectrice".Noyau Dur (Non-négociable) : L'Espace de Hilbert à 4 vecteurs ($S, I, D, T$) et l'axiome $P_A \neq P_C$. Si cela tombe, TSCP tombe.Ceinture Protectrice (Révisable) : La liste exacte des 50 Invariants M2. Si nous découvrons un nouveau type de comportement, nous pouvons ajouter un invariant (ex: "Intrication Quantique") sans détruire le noyau mathématique.X. BIBLIOGRAPHIE COMMENTÉE ET ÉTAT DE L'ARTCe travail s'inscrit dans une lignée intellectuelle précise. Voici les références clés qui positionnent TSCP dans le paysage scientifique.1. Fondations ÉpistémologiquesPopper, K. (1959). The Logic of Scientific Discovery.Pertinence TSCP : Valide l'approche hypothético-déductive de la couche M2.Korzybski, A. (1933). Science and Sanity.Pertinence TSCP : Source primaire de la distinction Carte/Territoire, formalisée ici par les projecteurs $P_A$ et $P_C$.2. Systémique et CybernétiqueVon Foerster, H. (2003). Understanding Understanding.Pertinence TSCP : Cybernétique de second ordre. Justifie l'inclusion de l'observateur (Analytique) comme partie intégrante du système observé.Ashby, W. R. (1956). An Introduction to Cybernetics.Pertinence TSCP : La Loi de la Variété Requise est l'ancêtre de l'équilibre $|I\rangle$ vs $|D\rangle$ (Code vs Entropie).3. Ingénierie et InnovationAltshuller, G. (1984). Creativity as an Exact Science.Pertinence TSCP : Créateur de TRIZ. Inspiration majeure pour l'approche "chimique" et combinatoire de l'innovation (Table M2).Dori, D. (2002). Object-Process Methodology (OPM).Pertinence TSCP : Le standard ISO 19450 est le "cousin" le plus proche. TSCP s'en distingue par l'ajout explicite des dimensions Sémantique ($|I\rangle$) et Téléonomique ($|T\rangle$).4. Physique de l'InformationDeutsch, D. &amp; Marletto, C. (2015). Constructor Theory of Information.Pertinence TSCP : Approche "contrefactuelle" (ce qui est possible/impossible). Très proche de la notion de Substrat M3 et de Transformation Constructive.XI. CONCLUSION GÉNÉRALE : VERS UNE RENAISSANCE SYSTÉMIQUE11.1 Au-delà des SilosNous avons commencé ce document par un constat d'échec : la fragmentation du savoir. TSCP propose une voie de réconciliation. En fournissant une grammaire commune — celle des vecteurs et des tenseurs — nous permettons enfin au biologiste de parler à l'économiste, et à l'ingénieur de comprendre le sociologue.11.2 Un Outil pour le 21ème SiècleLes défis qui nous attendent (Dérèglement climatique, IA Générale, Instabilité financière) sont tous des crises de divergence systémique. Nous essayons de résoudre des problèmes dynamiques avec des outils statiques.TSCP n'est pas une "Théorie du Tout" magique. C'est une boussole. Elle ne nous dit pas où aller, mais elle nous avertit avec une précision mathématique quand notre récit collectif ($P_A$) n'est plus soutenu par notre réalité physique ($P_C$).Dans un monde de plus en plus incertain, savoir mesurer cette distance est peut-être la compétence la plus précieuse qui soit.APPENDICE : LE PROJET OPEN SOURCELe framework TSCP, ses ontologies JSON-LD et son code source F# sont ouverts à la communauté scientifique et technique.Dépôt GitHub : github.com/Echopraxium/tscp-frameworkLicence : MIT / CC-BY-SA 4.0[FIN DU DOCUMENT MAÎTR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alibri" svg:font-family="Calibri"/>
    <style:font-face style:name="Consolas" svg:font-family="Consolas"/>
    <style:font-face style:name="Courier New1" svg:font-family="'Courier New'"/>
    <style:font-face style:name="Symbol" svg:font-family="Symbol"/>
    <style:font-face style:name="Wingdings" svg:font-family="Wingdings"/>
    <style:font-face style:name="Courier New" svg:font-family="'Courier New'" style:font-family-generic="modern" style:font-pitch="fixed"/>
    <style:font-face style:name="Arial" svg:font-family="Ari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Calibri" fo:font-size="11pt" fo:language="en" fo:country="US" style:font-name-asian="Calibri" style:font-size-asian="11pt" style:language-asian="en" style:country-asian="US" style:font-name-complex="Calibri" style:font-size-complex="11pt" style:language-complex="en" style:country-complex="US"/>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margin-top="0cm" fo:margin-bottom="0.282cm" fo:orphans="2" fo:widows="2"/>
      <style:text-properties fo:font-size="11pt" style:font-size-asian="11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Normal" style:default-outline-level="2" style:class="text">
      <style:paragraph-properties fo:margin-top="0.423cm" fo:margin-bottom="0.106cm" fo:keep-with-next="always"/>
      <style:text-properties style:font-name="Arial1" fo:font-size="14pt" fo:font-style="italic" fo:font-weight="bold" style:font-size-asian="14pt" style:font-style-asian="italic" style:font-weight-asian="bold" style:font-name-complex="Arial1" style:font-size-complex="14pt" style:font-style-complex="italic" style:font-weight-complex="bold"/>
    </style:style>
    <style:style style:name="Heading_20_3" style:display-name="Heading 3" style:family="paragraph" style:parent-style-name="Normal" style:default-outline-level="3" style:class="text">
      <style:paragraph-properties fo:margin-top="0.423cm" fo:margin-bottom="0.106cm" fo:keep-with-next="always"/>
      <style:text-properties style:font-name="Arial1" fo:font-size="13pt" fo:font-weight="bold" style:font-size-asian="13pt" style:font-weight-asian="bold" style:font-name-complex="Arial1" style:font-size-complex="13pt" style:font-weight-complex="bold"/>
    </style:style>
    <style:style style:name="Heading_20_4" style:display-name="Heading 4" style:family="paragraph" style:parent-style-name="Normal"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Quote" style:family="paragraph" style:parent-style-name="Normal">
      <style:paragraph-properties fo:padding="0cm" fo:border-left="0.079cm solid #9f9f9f" fo:border-right="none" fo:border-top="none" fo:border-bottom="none"/>
      <style:text-properties fo:color="#000000" fo:font-style="italic" style:font-style-asian="italic" style:font-style-complex="italic"/>
    </style:style>
    <style:style style:name="FencedCode.fsharp" style:family="paragraph">
      <style:paragraph-properties fo:margin-top="0cm" fo:margin-bottom="0.282cm" fo:background-color="#e2e2e2">
        <style:background-image/>
      </style:paragraph-properties>
      <style:text-properties style:font-name="Consolas" fo:font-size="10pt" style:font-name-asian="Consolas" style:font-size-asian="10pt" style:font-name-complex="Consolas" style:font-size-complex="10pt"/>
    </style:style>
    <style:style style:name="Default_20_Paragraph_20_Font" style:display-name="Default Paragraph Font" style:family="text"/>
    <style:style style:name="InlineCode" style:family="text">
      <style:text-properties fo:color="#c7254e" style:font-name="Consolas" fo:font-size="10pt" fo:background-color="#f9f2f4" style:font-name-asian="Consolas" style:font-size-asian="10pt" style:font-name-complex="Consolas" style:font-size-complex="10pt"/>
    </style:style>
    <style:style style:name="Quote_20_Char" style:display-name="Quote Char" style:family="text" style:parent-style-name="Default_20_Paragraph_20_Font">
      <style:text-properties fo:color="#000000" fo:font-size="12pt" fo:font-style="italic" style:font-size-asian="12pt" style:font-style-asian="italic" style:font-size-complex="12pt" style:font-style-complex="italic"/>
    </style:style>
    <style:style style:name="List2Level0" style:family="text">
      <style:text-properties style:font-name="Courier New1"/>
    </style:style>
    <style:style style:name="List2Level1" style:family="text">
      <style:text-properties style:font-name="Courier New1"/>
    </style:style>
    <style:style style:name="List2Level2" style:family="text">
      <style:text-properties style:font-name="Wingdings"/>
    </style:style>
    <style:style style:name="List2Level3" style:family="text">
      <style:text-properties style:font-name="Symbol"/>
    </style:style>
    <style:style style:name="List2Level4" style:family="text">
      <style:text-properties style:font-name="Courier New1"/>
    </style:style>
    <style:style style:name="List2Level5" style:family="text">
      <style:text-properties style:font-name="Wingdings"/>
    </style:style>
    <style:style style:name="List2Level6" style:family="text">
      <style:text-properties style:font-name="Symbol"/>
    </style:style>
    <style:style style:name="List2Level7" style:family="text">
      <style:text-properties style:font-name="Courier New1"/>
    </style:style>
    <style:style style:name="List2Level8" style:family="text">
      <style:text-properties style:font-name="Wingdings"/>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List3Level0" style:family="text"/>
    <style:style style:name="List3Level1" style:family="text"/>
    <style:style style:name="List3Level2" style:family="text"/>
    <style:style style:name="List3Level3" style:family="text"/>
    <style:style style:name="List3Level4" style:family="text"/>
    <style:style style:name="List3Level5" style:family="text"/>
    <style:style style:name="List3Level6" style:family="text"/>
    <style:style style:name="List3Level7" style:family="text"/>
    <style:style style:name="List3Level8" style:family="text"/>
    <style:style style:name="List4Level0" style:family="text"/>
    <style:style style:name="List4Level1" style:family="text"/>
    <style:style style:name="List4Level2" style:family="text"/>
    <style:style style:name="List4Level3" style:family="text"/>
    <style:style style:name="List4Level4" style:family="text"/>
    <style:style style:name="List4Level5" style:family="text"/>
    <style:style style:name="List4Level6" style:family="text"/>
    <style:style style:name="List4Level7" style:family="text"/>
    <style:style style:name="List4Level8" style:family="text"/>
    <style:style style:name="List5Level0" style:family="text"/>
    <style:style style:name="List5Level1" style:family="text"/>
    <style:style style:name="List5Level2" style:family="text"/>
    <style:style style:name="List5Level3" style:family="text"/>
    <style:style style:name="List5Level4" style:family="text"/>
    <style:style style:name="List5Level5" style:family="text"/>
    <style:style style:name="List5Level6" style:family="text"/>
    <style:style style:name="List5Level7" style:family="text"/>
    <style:style style:name="List5Level8" style:family="text"/>
    <style:style style:name="List6Level0" style:family="text"/>
    <style:style style:name="List6Level1" style:family="text"/>
    <style:style style:name="List6Level2" style:family="text"/>
    <style:style style:name="List6Level3" style:family="text"/>
    <style:style style:name="List6Level4" style:family="text"/>
    <style:style style:name="List6Level5" style:family="text"/>
    <style:style style:name="List6Level6" style:family="text"/>
    <style:style style:name="List6Level7" style:family="text"/>
    <style:style style:name="List6Level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1Level1" style:num-format="1">
        <style:list-level-properties/>
      </text:list-level-style-number>
      <text:list-level-style-number text:level="3" text:style-name="List1Level2" style:num-format="1">
        <style:list-level-properties/>
      </text:list-level-style-number>
      <text:list-level-style-number text:level="4" text:style-name="List1Level3" style:num-format="1">
        <style:list-level-properties/>
      </text:list-level-style-number>
      <text:list-level-style-number text:level="5" text:style-name="List1Level4" style:num-format="1">
        <style:list-level-properties/>
      </text:list-level-style-number>
      <text:list-level-style-number text:level="6" text:style-name="List1Level5" style:num-format="1">
        <style:list-level-properties/>
      </text:list-level-style-number>
      <text:list-level-style-number text:level="7" text:style-name="List1Level6" style:num-format="1">
        <style:list-level-properties/>
      </text:list-level-style-number>
      <text:list-level-style-number text:level="8" text:style-name="List1Level7" style:num-format="1">
        <style:list-level-properties/>
      </text:list-level-style-number>
      <text:list-level-style-number text:level="9" text:style-name="List1Level8"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2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2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2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2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2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2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2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2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3Level1" style:num-format="1">
        <style:list-level-properties/>
      </text:list-level-style-number>
      <text:list-level-style-number text:level="3" text:style-name="List3Level2" style:num-format="1">
        <style:list-level-properties/>
      </text:list-level-style-number>
      <text:list-level-style-number text:level="4" text:style-name="List3Level3" style:num-format="1">
        <style:list-level-properties/>
      </text:list-level-style-number>
      <text:list-level-style-number text:level="5" text:style-name="List3Level4" style:num-format="1">
        <style:list-level-properties/>
      </text:list-level-style-number>
      <text:list-level-style-number text:level="6" text:style-name="List3Level5" style:num-format="1">
        <style:list-level-properties/>
      </text:list-level-style-number>
      <text:list-level-style-number text:level="7" text:style-name="List3Level6" style:num-format="1">
        <style:list-level-properties/>
      </text:list-level-style-number>
      <text:list-level-style-number text:level="8" text:style-name="List3Level7" style:num-format="1">
        <style:list-level-properties/>
      </text:list-level-style-number>
      <text:list-level-style-number text:level="9" text:style-name="List3Level8"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4Level1" style:num-format="1">
        <style:list-level-properties/>
      </text:list-level-style-number>
      <text:list-level-style-number text:level="3" text:style-name="List4Level2" style:num-format="1">
        <style:list-level-properties/>
      </text:list-level-style-number>
      <text:list-level-style-number text:level="4" text:style-name="List4Level3" style:num-format="1">
        <style:list-level-properties/>
      </text:list-level-style-number>
      <text:list-level-style-number text:level="5" text:style-name="List4Level4" style:num-format="1">
        <style:list-level-properties/>
      </text:list-level-style-number>
      <text:list-level-style-number text:level="6" text:style-name="List4Level5" style:num-format="1">
        <style:list-level-properties/>
      </text:list-level-style-number>
      <text:list-level-style-number text:level="7" text:style-name="List4Level6" style:num-format="1">
        <style:list-level-properties/>
      </text:list-level-style-number>
      <text:list-level-style-number text:level="8" text:style-name="List4Level7" style:num-format="1">
        <style:list-level-properties/>
      </text:list-level-style-number>
      <text:list-level-style-number text:level="9" text:style-name="List4Level8"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5Level1" style:num-format="1">
        <style:list-level-properties/>
      </text:list-level-style-number>
      <text:list-level-style-number text:level="3" text:style-name="List5Level2" style:num-format="1">
        <style:list-level-properties/>
      </text:list-level-style-number>
      <text:list-level-style-number text:level="4" text:style-name="List5Level3" style:num-format="1">
        <style:list-level-properties/>
      </text:list-level-style-number>
      <text:list-level-style-number text:level="5" text:style-name="List5Level4" style:num-format="1">
        <style:list-level-properties/>
      </text:list-level-style-number>
      <text:list-level-style-number text:level="6" text:style-name="List5Level5" style:num-format="1">
        <style:list-level-properties/>
      </text:list-level-style-number>
      <text:list-level-style-number text:level="7" text:style-name="List5Level6" style:num-format="1">
        <style:list-level-properties/>
      </text:list-level-style-number>
      <text:list-level-style-number text:level="8" text:style-name="List5Level7" style:num-format="1">
        <style:list-level-properties/>
      </text:list-level-style-number>
      <text:list-level-style-number text:level="9" text:style-name="List5Level8"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6Level1" style:num-format="1">
        <style:list-level-properties/>
      </text:list-level-style-number>
      <text:list-level-style-number text:level="3" text:style-name="List6Level2" style:num-format="1">
        <style:list-level-properties/>
      </text:list-level-style-number>
      <text:list-level-style-number text:level="4" text:style-name="List6Level3" style:num-format="1">
        <style:list-level-properties/>
      </text:list-level-style-number>
      <text:list-level-style-number text:level="5" text:style-name="List6Level4" style:num-format="1">
        <style:list-level-properties/>
      </text:list-level-style-number>
      <text:list-level-style-number text:level="6" text:style-name="List6Level5" style:num-format="1">
        <style:list-level-properties/>
      </text:list-level-style-number>
      <text:list-level-style-number text:level="7" text:style-name="List6Level6" style:num-format="1">
        <style:list-level-properties/>
      </text:list-level-style-number>
      <text:list-level-style-number text:level="8" text:style-name="List6Level7" style:num-format="1">
        <style:list-level-properties/>
      </text:list-level-style-number>
      <text:list-level-style-number text:level="9" text:style-name="List6Level8"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6$Win32 OpenOffice.org_project/4116m3$Build-9816</meta:generator>
    <dc:title/>
    <meta:initial-creator/>
    <meta:editing-cycles>1</meta:editing-cycles>
    <meta:document-statistic meta:table-count="0" meta:image-count="0" meta:object-count="0" meta:page-count="17" meta:paragraph-count="341" meta:word-count="5821" meta:character-count="38831"/>
    <dc:date>2026-01-07T00:43:18.52</dc:date>
    <meta:editing-duration>PT12S</meta:editing-duration>
  </office:meta>
</office:document-meta>
</file>